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17.71pt" svg:height="516.27pt" svg:x="265.69pt" svg:y="168.52pt">
            <draw:object draw:notify-on-update-of-ranges="Sheet1.B1:Sheet1.B15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3710691823899" calcext:value-type="float">
            <text:p>0.743710691823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2138364779874" calcext:value-type="float">
            <text:p>0.742138364779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2924528301887" calcext:value-type="float">
            <text:p>0.742924528301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8427672955975" calcext:value-type="float">
            <text:p>0.748427672955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0589622641509" calcext:value-type="float">
            <text:p>0.750589622641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685534591195" calcext:value-type="float">
            <text:p>0.74685534591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9410377358491" calcext:value-type="float">
            <text:p>0.749410377358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35455974842767" calcext:value-type="float">
            <text:p>0.735455974842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47444968553459" calcext:value-type="float">
            <text:p>0.74744496855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5872641509434" calcext:value-type="float">
            <text:p>0.745872641509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43514150943396" calcext:value-type="float">
            <text:p>0.743514150943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687893081761" calcext:value-type="float">
            <text:p>0.75687893081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5872641509434" calcext:value-type="float">
            <text:p>0.745872641509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8844339622642" calcext:value-type="float">
            <text:p>0.758844339622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572327044025" calcext:value-type="float">
            <text:p>0.751572327044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42924528301887" calcext:value-type="float">
            <text:p>0.7429245283018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8451257861635" calcext:value-type="float">
            <text:p>0.7584512578616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8034591194968" calcext:value-type="float">
            <text:p>0.748034591194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57075471698113" calcext:value-type="float">
            <text:p>0.757075471698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434748427673" calcext:value-type="float">
            <text:p>0.76434748427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22562893081761" calcext:value-type="float">
            <text:p>0.042256289308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5070754716981" calcext:value-type="float">
            <text:p>0.4050707547169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2932389937107" calcext:value-type="float">
            <text:p>0.412932389937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47327044025157" calcext:value-type="float">
            <text:p>0.447327044025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1407232704403" calcext:value-type="float">
            <text:p>0.4314072327044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65408805031447" calcext:value-type="float">
            <text:p>0.4654088050314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4819182389937" calcext:value-type="float">
            <text:p>0.4648191823899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2287735849057" calcext:value-type="float">
            <text:p>0.4722877358490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72091194968554" calcext:value-type="float">
            <text:p>0.4720911949685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7397798742138" calcext:value-type="float">
            <text:p>0.4773977987421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68553459119497" calcext:value-type="float">
            <text:p>0.4685534591194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09591194968554" calcext:value-type="float">
            <text:p>0.4095911949685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90566037735849" calcext:value-type="float">
            <text:p>0.4905660377358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94889937106918" calcext:value-type="float">
            <text:p>0.4948899371069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75235849056604" calcext:value-type="float">
            <text:p>0.4752358490566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96658805031447" calcext:value-type="float">
            <text:p>0.496658805031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84669811320755" calcext:value-type="float">
            <text:p>0.4846698113207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86438679245283" calcext:value-type="float">
            <text:p>0.4864386792452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4960691823899" calcext:value-type="float">
            <text:p>0.5249606918238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0251572327044" calcext:value-type="float">
            <text:p>0.402515723270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0094339622642" calcext:value-type="float">
            <text:p>0.5400943396226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82665094339623" calcext:value-type="float">
            <text:p>0.3826650943396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94929245283019" calcext:value-type="float">
            <text:p>0.5949292452830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03419811320755" calcext:value-type="float">
            <text:p>0.7034198113207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0794025157233" calcext:value-type="float">
            <text:p>0.6707940251572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76493710691824" calcext:value-type="float">
            <text:p>0.6764937106918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18160377358491" calcext:value-type="float">
            <text:p>0.7181603773584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95165094339623" calcext:value-type="float">
            <text:p>0.6951650943396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4253144654088" calcext:value-type="float">
            <text:p>0.74253144654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68003144654088" calcext:value-type="float">
            <text:p>0.568003144654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7720125786163" calcext:value-type="float">
            <text:p>0.6977201257861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15408805031446" calcext:value-type="float">
            <text:p>0.7154088050314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10495283018868" calcext:value-type="float">
            <text:p>0.7104952830188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19143081761006" calcext:value-type="float">
            <text:p>0.7191430817610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27948113207547" calcext:value-type="float">
            <text:p>0.6279481132075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03537735849057" calcext:value-type="float">
            <text:p>0.5035377358490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0511006289308" calcext:value-type="float">
            <text:p>0.5505110062893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51768867924528" calcext:value-type="float">
            <text:p>0.7517688679245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7924528301887" calcext:value-type="float">
            <text:p>0.6179245283018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10573899371069" calcext:value-type="float">
            <text:p>0.4105738993710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11910377358491" calcext:value-type="float">
            <text:p>0.8119103773584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40133647798742" calcext:value-type="float">
            <text:p>0.6401336477987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15055031446541" calcext:value-type="float">
            <text:p>0.8150550314465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49488993710692" calcext:value-type="float">
            <text:p>0.4494889937106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23820754716981" calcext:value-type="float">
            <text:p>0.6238207547169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13089622641509" calcext:value-type="float">
            <text:p>0.8130896226415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39426100628931" calcext:value-type="float">
            <text:p>0.8394261006289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50235849056604" calcext:value-type="float">
            <text:p>0.8502358490566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51022012578616" calcext:value-type="float">
            <text:p>0.8510220125786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5062893081761" calcext:value-type="float">
            <text:p>0.850628930817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10338050314465" calcext:value-type="float">
            <text:p>0.8103380503144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3207547169811" calcext:value-type="float">
            <text:p>0.8632075471698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74410377358491" calcext:value-type="float">
            <text:p>0.8744103773584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9693396226415" calcext:value-type="float">
            <text:p>0.8696933962264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38246855345912" calcext:value-type="float">
            <text:p>0.8382468553459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13482704402516" calcext:value-type="float">
            <text:p>0.8134827044025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36045597484277" calcext:value-type="float">
            <text:p>0.7360455974842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18474842767296" calcext:value-type="float">
            <text:p>0.518474842767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10691823899371" calcext:value-type="float">
            <text:p>0.7106918238993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27633647798742" calcext:value-type="float">
            <text:p>0.8276336477987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61045597484277" calcext:value-type="float">
            <text:p>0.8610455974842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64544025157233" calcext:value-type="float">
            <text:p>0.7645440251572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6627358490566" calcext:value-type="float">
            <text:p>0.5666273584905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1996855345912" calcext:value-type="float">
            <text:p>0.9319968553459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58922955974843" calcext:value-type="float">
            <text:p>0.9589229559748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6564465408805" calcext:value-type="float">
            <text:p>0.956564465408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04048742138365" calcext:value-type="float">
            <text:p>0.8040487421383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00157232704403" calcext:value-type="float">
            <text:p>0.4001572327044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6957547169811" calcext:value-type="float">
            <text:p>0.9569575471698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61438679245283" calcext:value-type="float">
            <text:p>0.8614386792452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1949685534591" calcext:value-type="float">
            <text:p>0.9119496855345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58726415094339" calcext:value-type="float">
            <text:p>0.9587264150943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69693396226415" calcext:value-type="float">
            <text:p>0.8696933962264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11949685534591" calcext:value-type="float">
            <text:p>0.9119496855345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89740566037736" calcext:value-type="float">
            <text:p>0.8897405660377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48073899371069" calcext:value-type="float">
            <text:p>0.8480738993710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6171383647799" calcext:value-type="float">
            <text:p>0.9561713836477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24921383647799" calcext:value-type="float">
            <text:p>0.924921383647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7177672955975" calcext:value-type="float">
            <text:p>0.9671776729559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43396226415094" calcext:value-type="float">
            <text:p>0.9433962264150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78301886792453" calcext:value-type="float">
            <text:p>0.7783018867924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8545597484277" calcext:value-type="float">
            <text:p>0.5485455974842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90330188679245" calcext:value-type="float">
            <text:p>0.8903301886792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92649371069182" calcext:value-type="float">
            <text:p>0.7926493710691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39465408805031" calcext:value-type="float">
            <text:p>0.9394654088050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080188679245" calcext:value-type="float">
            <text:p>0.4840801886792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34237421383648" calcext:value-type="float">
            <text:p>0.6342374213836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05385220125786" calcext:value-type="float">
            <text:p>0.7053852201257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59709119496855" calcext:value-type="float">
            <text:p>0.4597091194968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42099056603773" calcext:value-type="float">
            <text:p>0.6420990566037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5825471698113" calcext:value-type="float">
            <text:p>0.975825471698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2028301886793" calcext:value-type="float">
            <text:p>0.6120283018867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7810534591195" calcext:value-type="float">
            <text:p>0.778105345911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47720125786164" calcext:value-type="float">
            <text:p>0.9477201257861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38718553459119" calcext:value-type="float">
            <text:p>0.538718553459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17452830188679" calcext:value-type="float">
            <text:p>0.9174528301886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5408805031446" calcext:value-type="float">
            <text:p>0.9654088050314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62696540880503" calcext:value-type="float">
            <text:p>0.562696540880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31839622641509" calcext:value-type="float">
            <text:p>0.5318396226415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6179245283019" calcext:value-type="float">
            <text:p>0.3761792452830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5436320754717" calcext:value-type="float">
            <text:p>0.354363207547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05149371069182" calcext:value-type="float">
            <text:p>0.6051493710691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90448113207547" calcext:value-type="float">
            <text:p>0.6904481132075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75235849056604" calcext:value-type="float">
            <text:p>0.4752358490566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95322327044025" calcext:value-type="float">
            <text:p>0.5953223270440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68710691823899" calcext:value-type="float">
            <text:p>0.8687106918238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42610062893082" calcext:value-type="float">
            <text:p>0.9426100628930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89465408805031" calcext:value-type="float">
            <text:p>0.6894654088050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9929245283019" calcext:value-type="float">
            <text:p>0.9699292452830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21737421383648" calcext:value-type="float">
            <text:p>0.8217374213836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4842767295598" calcext:value-type="float">
            <text:p>0.9748427672955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79638364779874" calcext:value-type="float">
            <text:p>0.6796383647798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4040880503145" calcext:value-type="float">
            <text:p>0.8840408805031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67963836477987" calcext:value-type="float">
            <text:p>0.4679638364779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9740566037736" calcext:value-type="float">
            <text:p>0.3897405660377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5750786163522" calcext:value-type="float">
            <text:p>0.357507861635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25707547169811" calcext:value-type="float">
            <text:p>0.4257075471698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76808176100629" calcext:value-type="float">
            <text:p>0.4768081761006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32389937106918" calcext:value-type="float">
            <text:p>0.9323899371069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3270440251572" calcext:value-type="float">
            <text:p>0.9732704402515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3860062893082" calcext:value-type="float">
            <text:p>0.9738600628930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3812893081761" calcext:value-type="float">
            <text:p>0.9538128930817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72877358490566" calcext:value-type="float">
            <text:p>0.4728773584905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03498427672956" calcext:value-type="float">
            <text:p>0.4034984276729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1305031446541" calcext:value-type="float">
            <text:p>0.4713050314465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83687106918239" calcext:value-type="float">
            <text:p>0.4836871069182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08254716981132" calcext:value-type="float">
            <text:p>0.508254716981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25432389937107" calcext:value-type="float">
            <text:p>0.7254323899371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34630503144654" calcext:value-type="float">
            <text:p>0.6346305031446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0275157232704" calcext:value-type="float">
            <text:p>0.9502751572327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3860062893082" calcext:value-type="float">
            <text:p>0.9738600628930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7397798742138" calcext:value-type="float">
            <text:p>0.977397798742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3062106918239" calcext:value-type="float">
            <text:p>0.930621069182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32350628930818" calcext:value-type="float">
            <text:p>0.8323506289308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43985849056604" calcext:value-type="float">
            <text:p>0.9439858490566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53577044025157" calcext:value-type="float">
            <text:p>0.853577044025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6548742138365" calcext:value-type="float">
            <text:p>0.6165487421383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78183962264151" calcext:value-type="float">
            <text:p>0.4781839622641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3003144654088" calcext:value-type="float">
            <text:p>0.930031446540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1698113207547" calcext:value-type="float">
            <text:p>0.9716981132075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93396226415094" calcext:value-type="float">
            <text:p>0.6933962264150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15880503144654" calcext:value-type="float">
            <text:p>0.4158805031446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97602201257862" calcext:value-type="float">
            <text:p>0.3976022012578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8938679245283" calcext:value-type="float">
            <text:p>0.0489386792452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65566037735849" calcext:value-type="float">
            <text:p>0.0365566037735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273191823899371" calcext:value-type="float">
            <text:p>0.0273191823899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231918238993711" calcext:value-type="float">
            <text:p>0.0231918238993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89150943396226" calcext:value-type="float">
            <text:p>0.0389150943396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229952830188679" calcext:value-type="float">
            <text:p>0.0229952830188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257468553459119" calcext:value-type="float">
            <text:p>0.0257468553459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239779874213837" calcext:value-type="float">
            <text:p>0.0239779874213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210298742138365" calcext:value-type="float">
            <text:p>0.0210298742138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341981132075472" calcext:value-type="float">
            <text:p>0.0341981132075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212264150943396" calcext:value-type="float">
            <text:p>0.021226415094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540487421383648" calcext:value-type="float">
            <text:p>0.0540487421383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93553459119497" calcext:value-type="float">
            <text:p>0.0593553459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95518867924528" calcext:value-type="float">
            <text:p>0.0595518867924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85691823899371" calcext:value-type="float">
            <text:p>0.0585691823899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91588050314465" calcext:value-type="float">
            <text:p>0.0591588050314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91588050314465" calcext:value-type="float">
            <text:p>0.0591588050314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02908805031447" calcext:value-type="float">
            <text:p>0.0402908805031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52279874213837" calcext:value-type="float">
            <text:p>0.0552279874213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210298742138365" calcext:value-type="float">
            <text:p>0.0210298742138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06603773584906" calcext:value-type="float">
            <text:p>0.0306603773584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283018867924528" calcext:value-type="float">
            <text:p>0.0283018867924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283018867924528" calcext:value-type="float">
            <text:p>0.0283018867924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218160377358491" calcext:value-type="float">
            <text:p>0.0218160377358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97012578616352" calcext:value-type="float">
            <text:p>0.0397012578616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224056603773585" calcext:value-type="float">
            <text:p>0.0224056603773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06367924528302" calcext:value-type="float">
            <text:p>0.020636792452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302672955974843" calcext:value-type="float">
            <text:p>0.0302672955974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294811320754717" calcext:value-type="float">
            <text:p>0.0294811320754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74606918238994" calcext:value-type="float">
            <text:p>0.3746069182389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0935534591195" calcext:value-type="float">
            <text:p>0.980935534591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5235849056604" calcext:value-type="float">
            <text:p>0.9752358490566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8577044025157" calcext:value-type="float">
            <text:p>0.978577044025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842570754716981" calcext:value-type="float">
            <text:p>0.8425707547169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76768867924528" calcext:value-type="float">
            <text:p>0.3767688679245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44889937106918" calcext:value-type="float">
            <text:p>0.7448899371069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80110062893082" calcext:value-type="float">
            <text:p>0.8801100628930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89465408805031" calcext:value-type="float">
            <text:p>0.6894654088050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7727987421384" calcext:value-type="float">
            <text:p>0.6177279874213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1371855345912" calcext:value-type="float">
            <text:p>0.413718553459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34512578616352" calcext:value-type="float">
            <text:p>0.3345125786163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21776729559748" calcext:value-type="float">
            <text:p>0.4217767295597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74882075471698" calcext:value-type="float">
            <text:p>0.5748820754716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3443396226415" calcext:value-type="float">
            <text:p>0.9634433962264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4229559748428" calcext:value-type="float">
            <text:p>0.9642295597484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52712264150943" calcext:value-type="float">
            <text:p>0.6527122641509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809158805031446" calcext:value-type="float">
            <text:p>0.8091588050314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31289308176101" calcext:value-type="float">
            <text:p>0.6312893081761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845715408805031" calcext:value-type="float">
            <text:p>0.8457154088050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1501572327044" calcext:value-type="float">
            <text:p>0.715015723270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23231132075472" calcext:value-type="float">
            <text:p>0.6232311320754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3498427672956" calcext:value-type="float">
            <text:p>0.534984276729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801493710691824" calcext:value-type="float">
            <text:p>0.8014937106918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807979559748428" calcext:value-type="float">
            <text:p>0.8079795597484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00746855345912" calcext:value-type="float">
            <text:p>0.9007468553459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316037735849" calcext:value-type="float">
            <text:p>0.5843160377358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24646226415094" calcext:value-type="float">
            <text:p>0.7246462264150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76454402515723" calcext:value-type="float">
            <text:p>0.5764544025157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82468553459119" calcext:value-type="float">
            <text:p>0.3824685534591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312106918239" calcext:value-type="float">
            <text:p>0.9931210691823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8797169811321" calcext:value-type="float">
            <text:p>0.9887971698113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84944968553459" calcext:value-type="float">
            <text:p>0.6849449685534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2334905660377" calcext:value-type="float">
            <text:p>0.9923349056603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9119496855346" calcext:value-type="float">
            <text:p>0.9591194968553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09512578616352" calcext:value-type="float">
            <text:p>0.7095125786163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50668238993711" calcext:value-type="float">
            <text:p>0.9506682389937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7688679245283" calcext:value-type="float">
            <text:p>0.676886792452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2311320754717" calcext:value-type="float">
            <text:p>0.9823113207547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39072327044025" calcext:value-type="float">
            <text:p>0.9390723270440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35338050314465" calcext:value-type="float">
            <text:p>0.93533805031446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8993710691824" calcext:value-type="float">
            <text:p>0.9889937106918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3270440251572" calcext:value-type="float">
            <text:p>0.97327044025157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782232704402516" calcext:value-type="float">
            <text:p>0.7822327044025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53341194968553" calcext:value-type="float">
            <text:p>0.7533411949685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49724842767296" calcext:value-type="float">
            <text:p>0.5497248427672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49685534591195" calcext:value-type="float">
            <text:p>0.9496855345911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62264150943396" calcext:value-type="float">
            <text:p>0.9622641509433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70715408805031" calcext:value-type="float">
            <text:p>0.9707154088050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74842767295598" calcext:value-type="float">
            <text:p>0.9748427672955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77004716981132" calcext:value-type="float">
            <text:p>0.9770047169811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69929245283019" calcext:value-type="float">
            <text:p>0.4699292452830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838050314465409" calcext:value-type="float">
            <text:p>0.8380503144654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78380503144654" calcext:value-type="float">
            <text:p>0.9783805031446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56171383647799" calcext:value-type="float">
            <text:p>0.9561713836477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63089622641509" calcext:value-type="float">
            <text:p>0.5630896226415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62303459119497" calcext:value-type="float">
            <text:p>0.5623034591194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56171383647799" calcext:value-type="float">
            <text:p>0.9561713836477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72287735849057" calcext:value-type="float">
            <text:p>0.97228773584905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89779874213836" calcext:value-type="float">
            <text:p>0.9897798742138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24921383647799" calcext:value-type="float">
            <text:p>0.9249213836477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38482704402515" calcext:value-type="float">
            <text:p>0.9384827044025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38875786163522" calcext:value-type="float">
            <text:p>0.9388757861635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735259433962264" calcext:value-type="float">
            <text:p>0.7352594339622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77790880503145" calcext:value-type="float">
            <text:p>0.9777908805031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8997641509434" calcext:value-type="float">
            <text:p>0.489976415094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840408805031446" calcext:value-type="float">
            <text:p>0.8404088050314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4905660377358" calcext:value-type="float">
            <text:p>0.5849056603773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21973270440252" calcext:value-type="float">
            <text:p>0.9219732704402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96069182389937" calcext:value-type="float">
            <text:p>0.9960691823899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82979559748428" calcext:value-type="float">
            <text:p>0.6829795597484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64465408805031" calcext:value-type="float">
            <text:p>0.5644654088050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8628144654088" calcext:value-type="float">
            <text:p>0.586281446540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2189465408805" calcext:value-type="float">
            <text:p>0.721894654088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88011006289308" calcext:value-type="float">
            <text:p>0.9880110062893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87617924528302" calcext:value-type="float">
            <text:p>0.9876179245283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859080188679245" calcext:value-type="float">
            <text:p>0.8590801886792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47838050314465" calcext:value-type="float">
            <text:p>0.74783805031446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93278301886793" calcext:value-type="float">
            <text:p>0.39327830188679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86045597484277" calcext:value-type="float">
            <text:p>0.98604559748427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09905660377358" calcext:value-type="float">
            <text:p>0.7099056603773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36360062893082" calcext:value-type="float">
            <text:p>0.5363600628930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94811320754717" calcext:value-type="float">
            <text:p>0.7948113207547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84276729559748" calcext:value-type="float">
            <text:p>0.9842767295597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51454402515723" calcext:value-type="float">
            <text:p>0.9514544025157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48309748427673" calcext:value-type="float">
            <text:p>0.9483097484276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81525157232704" calcext:value-type="float">
            <text:p>0.9815251572327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7936320754717" calcext:value-type="float">
            <text:p>0.979363207547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830974842767296" calcext:value-type="float">
            <text:p>0.8309748427672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35180817610063" calcext:value-type="float">
            <text:p>0.5351808176100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71383647798742" calcext:value-type="float">
            <text:p>0.6713836477987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31603773584905" calcext:value-type="float">
            <text:p>0.9316037735849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91430817610063" calcext:value-type="float">
            <text:p>0.69143081761006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03537735849057" calcext:value-type="float">
            <text:p>0.5035377358490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0566037735849" calcext:value-type="float">
            <text:p>0.9905660377358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91509433962264" calcext:value-type="float">
            <text:p>0.3915094339622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852987421383648" calcext:value-type="float">
            <text:p>0.8529874213836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9198113207547" calcext:value-type="float">
            <text:p>0.9091981132075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26297169811321" calcext:value-type="float">
            <text:p>0.9262971698113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890133647798742" calcext:value-type="float">
            <text:p>0.8901336477987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63050314465409" calcext:value-type="float">
            <text:p>0.9630503144654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24606918238994" calcext:value-type="float">
            <text:p>0.6246069182389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816430817610063" calcext:value-type="float">
            <text:p>0.8164308176100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85259433962264" calcext:value-type="float">
            <text:p>0.9852594339622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35927672955975" calcext:value-type="float">
            <text:p>0.9359276729559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30267295597484" calcext:value-type="float">
            <text:p>0.5302672955974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59316037735849" calcext:value-type="float">
            <text:p>0.9593160377358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67570754716981" calcext:value-type="float">
            <text:p>0.9675707547169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94300314465409" calcext:value-type="float">
            <text:p>0.9943003144654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90762578616352" calcext:value-type="float">
            <text:p>0.9907625786163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57743710691824" calcext:value-type="float">
            <text:p>0.9577437106918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05267295597484" calcext:value-type="float">
            <text:p>0.9052672955974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92334905660377" calcext:value-type="float">
            <text:p>0.9923349056603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804441823899371" calcext:value-type="float">
            <text:p>0.8044418238993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83883647798742" calcext:value-type="float">
            <text:p>0.9838836477987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41823899371069" calcext:value-type="float">
            <text:p>0.9418238993710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870676100628931" calcext:value-type="float">
            <text:p>0.8706761006289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59316037735849" calcext:value-type="float">
            <text:p>0.95931603773584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19850628930818" calcext:value-type="float">
            <text:p>0.5198506289308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39072327044025" calcext:value-type="float">
            <text:p>0.9390723270440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84080188679245" calcext:value-type="float">
            <text:p>0.9840801886792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810927672955975" calcext:value-type="float">
            <text:p>0.8109276729559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724449685534591" calcext:value-type="float">
            <text:p>0.7244496855345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4064465408805" calcext:value-type="float">
            <text:p>0.940644654088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25511006289308" calcext:value-type="float">
            <text:p>0.9255110062893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857704402515723" calcext:value-type="float">
            <text:p>0.8577044025157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52830188679245" calcext:value-type="float">
            <text:p>0.9528301886792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76022012578616" calcext:value-type="float">
            <text:p>0.9760220125786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78577044025157" calcext:value-type="float">
            <text:p>0.9785770440251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69536163522013" calcext:value-type="float">
            <text:p>0.9695361635220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75039308176101" calcext:value-type="float">
            <text:p>0.9750393081761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76415094339623" calcext:value-type="float">
            <text:p>0.9764150943396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84473270440252" calcext:value-type="float">
            <text:p>0.9844732704402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53419811320755" calcext:value-type="float">
            <text:p>0.9534198113207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3687106918239" calcext:value-type="float">
            <text:p>0.836871069182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23545597484277" calcext:value-type="float">
            <text:p>0.9235455974842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83294025157233" calcext:value-type="float">
            <text:p>0.9832940251572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84669811320755" calcext:value-type="float">
            <text:p>0.9846698113207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884040880503145" calcext:value-type="float">
            <text:p>0.8840408805031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69929245283019" calcext:value-type="float">
            <text:p>0.96992924528301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92138364779874" calcext:value-type="float">
            <text:p>0.99213836477987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83294025157233" calcext:value-type="float">
            <text:p>0.9832940251572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36320754716981" calcext:value-type="float">
            <text:p>0.9363207547169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46698113207547" calcext:value-type="float">
            <text:p>0.8466981132075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29481132075472" calcext:value-type="float">
            <text:p>0.5294811320754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64308176100629" calcext:value-type="float">
            <text:p>0.6643081761006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59827044025157" calcext:value-type="float">
            <text:p>0.7598270440251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90762578616352" calcext:value-type="float">
            <text:p>0.9907625786163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46933962264151" calcext:value-type="float">
            <text:p>0.9469339622641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81525157232704" calcext:value-type="float">
            <text:p>0.9815251572327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17059748427673" calcext:value-type="float">
            <text:p>0.9170597484276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05110062893082" calcext:value-type="float">
            <text:p>0.50511006289308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95440251572327" calcext:value-type="float">
            <text:p>0.8954402515723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91352201257862" calcext:value-type="float">
            <text:p>0.9913522012578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35220125786163" calcext:value-type="float">
            <text:p>0.6352201257861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65448113207547" calcext:value-type="float">
            <text:p>0.5654481132075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15723270440252" calcext:value-type="float">
            <text:p>0.5157232704402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90959119496855" calcext:value-type="float">
            <text:p>0.9909591194968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82900943396226" calcext:value-type="float">
            <text:p>0.9829009433962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79559748427673" calcext:value-type="float">
            <text:p>0.97955974842767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91352201257862" calcext:value-type="float">
            <text:p>0.9913522012578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84866352201258" calcext:value-type="float">
            <text:p>0.9848663522012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87126572327044" calcext:value-type="float">
            <text:p>0.871265723270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40762578616352" calcext:value-type="float">
            <text:p>0.7407625786163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69614779874214" calcext:value-type="float">
            <text:p>0.6696147798742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76022012578616" calcext:value-type="float">
            <text:p>0.9760220125786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8018867924528" calcext:value-type="float">
            <text:p>0.6580188679245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44575471698113" calcext:value-type="float">
            <text:p>0.9445754716981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81132075471698" calcext:value-type="float">
            <text:p>0.9811320754716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8062106918239" calcext:value-type="float">
            <text:p>0.680621069182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738404088050314" calcext:value-type="float">
            <text:p>0.7384040880503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56525157232704" calcext:value-type="float">
            <text:p>0.8565251572327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65408805031446" calcext:value-type="float">
            <text:p>0.9654088050314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92727987421384" calcext:value-type="float">
            <text:p>0.9927279874213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94496855345912" calcext:value-type="float">
            <text:p>0.9944968553459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13954402515723" calcext:value-type="float">
            <text:p>0.5139544025157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558372641509434" calcext:value-type="float">
            <text:p>0.55837264150943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3502358490566" calcext:value-type="float">
            <text:p>0.6350235849056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878341194968554" calcext:value-type="float">
            <text:p>0.87834119496855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59905660377358" calcext:value-type="float">
            <text:p>0.9599056603773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23349056603774" calcext:value-type="float">
            <text:p>0.9233490566037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40448113207547" calcext:value-type="float">
            <text:p>0.44044811320754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8250786163522" calcext:value-type="float">
            <text:p>0.982507861635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53694968553459" calcext:value-type="float">
            <text:p>0.6536949685534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800904088050314" calcext:value-type="float">
            <text:p>0.8009040880503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20400943396226" calcext:value-type="float">
            <text:p>0.9204009433962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21776729559748" calcext:value-type="float">
            <text:p>0.9217767295597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30424528301887" calcext:value-type="float">
            <text:p>0.9304245283018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05070754716981" calcext:value-type="float">
            <text:p>0.90507075471698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86635220125786" calcext:value-type="float">
            <text:p>0.9866352201257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87617924528302" calcext:value-type="float">
            <text:p>0.9876179245283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90566037735849" calcext:value-type="float">
            <text:p>0.9905660377358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428066037735849" calcext:value-type="float">
            <text:p>0.4280660377358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0314465408805" calcext:value-type="float">
            <text:p>0.5031446540880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06485849056604" calcext:value-type="float">
            <text:p>0.5064858490566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24921383647799" calcext:value-type="float">
            <text:p>0.9249213836477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30817610062893" calcext:value-type="float">
            <text:p>0.9308176100628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493907232704403" calcext:value-type="float">
            <text:p>0.49390723270440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05856918238994" calcext:value-type="float">
            <text:p>0.90585691823899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24921383647799" calcext:value-type="float">
            <text:p>0.92492138364779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71029874213837" calcext:value-type="float">
            <text:p>0.77102987421383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52987421383648" calcext:value-type="float">
            <text:p>0.85298742138364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760416666666667" calcext:value-type="float">
            <text:p>0.7604166666666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28930817610063" calcext:value-type="float">
            <text:p>0.6289308176100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7130503144654" calcext:value-type="float">
            <text:p>0.69713050314465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793435534591195" calcext:value-type="float">
            <text:p>0.79343553459119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759237421383648" calcext:value-type="float">
            <text:p>0.7592374213836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43474842767296" calcext:value-type="float">
            <text:p>0.64347484276729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856525157232704" calcext:value-type="float">
            <text:p>0.8565251572327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881289308176101" calcext:value-type="float">
            <text:p>0.8812893081761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32468553459119" calcext:value-type="float">
            <text:p>0.63246855345911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56092767295598" calcext:value-type="float">
            <text:p>0.7560927672955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90055031446541" calcext:value-type="float">
            <text:p>0.6900550314465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24921383647799" calcext:value-type="float">
            <text:p>0.9249213836477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26690251572327" calcext:value-type="float">
            <text:p>0.9266902515723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21776729559748" calcext:value-type="float">
            <text:p>0.92177672955974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24921383647799" calcext:value-type="float">
            <text:p>0.92492138364779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29048742138365" calcext:value-type="float">
            <text:p>0.9290487421383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11399371069182" calcext:value-type="float">
            <text:p>0.51139937106918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93317610062893" calcext:value-type="float">
            <text:p>0.49331761006289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440841194968554" calcext:value-type="float">
            <text:p>0.44084119496855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73860062893082" calcext:value-type="float">
            <text:p>0.97386006289308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71108490566038" calcext:value-type="float">
            <text:p>0.97110849056603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82547169811321" calcext:value-type="float">
            <text:p>0.5825471698113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70125786163522" calcext:value-type="float">
            <text:p>0.9701257861635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515723270440252" calcext:value-type="float">
            <text:p>0.51572327044025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27869496855346" calcext:value-type="float">
            <text:p>0.42786949685534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47916666666667" calcext:value-type="float">
            <text:p>0.44791666666666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97562893081761" calcext:value-type="float">
            <text:p>0.29756289308176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73231132075472" calcext:value-type="float">
            <text:p>0.3732311320754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52358490566038" calcext:value-type="float">
            <text:p>0.7523584905660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777712264150943" calcext:value-type="float">
            <text:p>0.77771226415094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823309748427673" calcext:value-type="float">
            <text:p>0.8233097484276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49921383647799" calcext:value-type="float">
            <text:p>0.5499213836477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739583333333333" calcext:value-type="float">
            <text:p>0.73958333333333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22955974842767" calcext:value-type="float">
            <text:p>0.92295597484276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304638364779874" calcext:value-type="float">
            <text:p>0.03046383647798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24764150943396" calcext:value-type="float">
            <text:p>0.0524764150943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568003144654088" calcext:value-type="float">
            <text:p>0.0568003144654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44418238993711" calcext:value-type="float">
            <text:p>0.0544418238993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471698113207547" calcext:value-type="float">
            <text:p>0.0471698113207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300707547169811" calcext:value-type="float">
            <text:p>0.0300707547169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81525157232704" calcext:value-type="float">
            <text:p>0.048152515723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825275157232704" calcext:value-type="float">
            <text:p>0.82527515723270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27869496855346" calcext:value-type="float">
            <text:p>0.9278694968553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86202830188679" calcext:value-type="float">
            <text:p>0.88620283018867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752555031446541" calcext:value-type="float">
            <text:p>0.75255503144654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85534591194968" calcext:value-type="float">
            <text:p>0.68553459119496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792059748427673" calcext:value-type="float">
            <text:p>0.79205974842767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858490566037736" calcext:value-type="float">
            <text:p>0.85849056603773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894654088050314" calcext:value-type="float">
            <text:p>0.8946540880503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772602201257862" calcext:value-type="float">
            <text:p>0.77260220125786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45283018867924" calcext:value-type="float">
            <text:p>0.74528301886792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03694968553459" calcext:value-type="float">
            <text:p>0.40369496855345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29009433962264" calcext:value-type="float">
            <text:p>0.3290094339622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52633647798742" calcext:value-type="float">
            <text:p>0.4526336477987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418042452830189" calcext:value-type="float">
            <text:p>0.4180424528301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70872641509434" calcext:value-type="float">
            <text:p>0.7087264150943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81525157232704" calcext:value-type="float">
            <text:p>0.98152515723270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14190251572327" calcext:value-type="float">
            <text:p>0.6141902515723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418238993710692" calcext:value-type="float">
            <text:p>0.41823899371069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93907232704402" calcext:value-type="float">
            <text:p>0.99390723270440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71698113207547" calcext:value-type="float">
            <text:p>0.9716981132075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729952830188679" calcext:value-type="float">
            <text:p>0.72995283018867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92099056603774" calcext:value-type="float">
            <text:p>0.3920990566037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18514150943396" calcext:value-type="float">
            <text:p>0.61851415094339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883058176100629" calcext:value-type="float">
            <text:p>0.88305817610062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59748427672956" calcext:value-type="float">
            <text:p>0.05974842767295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21580188679245" calcext:value-type="float">
            <text:p>0.9215801886792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70322327044025" calcext:value-type="float">
            <text:p>0.9703223270440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957940251572327" calcext:value-type="float">
            <text:p>0.9579402515723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868514150943396" calcext:value-type="float">
            <text:p>0.8685141509433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89976415094339" calcext:value-type="float">
            <text:p>0.98997641509433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91352201257862" calcext:value-type="float">
            <text:p>0.99135220125786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810141509433962" calcext:value-type="float">
            <text:p>0.8101415094339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06446540880503" calcext:value-type="float">
            <text:p>0.9064465408805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424135220125786" calcext:value-type="float">
            <text:p>0.42413522012578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809551886792453" calcext:value-type="float">
            <text:p>0.8095518867924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69929245283019" calcext:value-type="float">
            <text:p>0.96992924528301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91548742138365" calcext:value-type="float">
            <text:p>0.9915487421383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90959119496855" calcext:value-type="float">
            <text:p>0.9909591194968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77004716981132" calcext:value-type="float">
            <text:p>0.97700471698113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94103773584905" calcext:value-type="float">
            <text:p>0.99410377358490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86045597484277" calcext:value-type="float">
            <text:p>0.9860455974842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63639937106918" calcext:value-type="float">
            <text:p>0.9636399371069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75235849056604" calcext:value-type="float">
            <text:p>0.9752358490566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28066037735849" calcext:value-type="float">
            <text:p>0.9280660377358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74449685534591" calcext:value-type="float">
            <text:p>0.97444968553459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967374213836478" calcext:value-type="float">
            <text:p>0.9673742138364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34355345911949" calcext:value-type="float">
            <text:p>0.93435534591194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67570754716981" calcext:value-type="float">
            <text:p>0.9675707547169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86831761006289" calcext:value-type="float">
            <text:p>0.9868317610062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8938679245283" calcext:value-type="float">
            <text:p>0.9893867924528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93907232704402" calcext:value-type="float">
            <text:p>0.99390723270440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85849056603774" calcext:value-type="float">
            <text:p>0.98584905660377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68160377358491" calcext:value-type="float">
            <text:p>0.96816037735849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90369496855346" calcext:value-type="float">
            <text:p>0.9903694968553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806996855345912" calcext:value-type="float">
            <text:p>0.8069968553459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83687106918239" calcext:value-type="float">
            <text:p>0.98368710691823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80542452830189" calcext:value-type="float">
            <text:p>0.98054245283018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793238993710692" calcext:value-type="float">
            <text:p>0.7932389937106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28459119496855" calcext:value-type="float">
            <text:p>0.42845911949685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29205974842767" calcext:value-type="float">
            <text:p>0.8292059748427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795990566037736" calcext:value-type="float">
            <text:p>0.7959905660377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08411949685535" calcext:value-type="float">
            <text:p>0.90841194968553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16352201257862" calcext:value-type="float">
            <text:p>0.6163522012578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9622641509434" calcext:value-type="float">
            <text:p>0.3962264150943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773584905660377" calcext:value-type="float">
            <text:p>0.77358490566037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8250786163522" calcext:value-type="float">
            <text:p>0.982507861635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49921383647799" calcext:value-type="float">
            <text:p>0.5499213836477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76022012578616" calcext:value-type="float">
            <text:p>0.9760220125786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3376572327044" calcext:value-type="float">
            <text:p>0.9337657232704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12539308176101" calcext:value-type="float">
            <text:p>0.9125393081761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73466981132076" calcext:value-type="float">
            <text:p>0.97346698113207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932193396226415" calcext:value-type="float">
            <text:p>0.9321933962264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491548742138365" calcext:value-type="float">
            <text:p>0.4915487421383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776729559748428" calcext:value-type="float">
            <text:p>0.77672955974842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560534591194968" calcext:value-type="float">
            <text:p>0.56053459119496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72680817610063" calcext:value-type="float">
            <text:p>0.97268081761006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39465408805031" calcext:value-type="float">
            <text:p>0.9394654088050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11163522012579" calcext:value-type="float">
            <text:p>0.91116352201257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2315251572327" calcext:value-type="float">
            <text:p>0.9231525157232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588246855345912" calcext:value-type="float">
            <text:p>0.5882468553459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86831761006289" calcext:value-type="float">
            <text:p>0.98683176100628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728380503144654" calcext:value-type="float">
            <text:p>0.7283805031446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88993710691824" calcext:value-type="float">
            <text:p>0.98899371069182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579795597484277" calcext:value-type="float">
            <text:p>0.57979559748427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89976415094339" calcext:value-type="float">
            <text:p>0.9899764150943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72091194968554" calcext:value-type="float">
            <text:p>0.97209119496855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7936320754717" calcext:value-type="float">
            <text:p>0.979363207547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87028301886792" calcext:value-type="float">
            <text:p>0.98702830188679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758254716981132" calcext:value-type="float">
            <text:p>0.7582547169811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766312893081761" calcext:value-type="float">
            <text:p>0.7663128930817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90959119496855" calcext:value-type="float">
            <text:p>0.9909591194968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86831761006289" calcext:value-type="float">
            <text:p>0.98683176100628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74842767295598" calcext:value-type="float">
            <text:p>0.97484276729559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88011006289308" calcext:value-type="float">
            <text:p>0.9880110062893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80935534591195" calcext:value-type="float">
            <text:p>0.98093553459119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59551886792453" calcext:value-type="float">
            <text:p>0.55955188679245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68356918238994" calcext:value-type="float">
            <text:p>0.9683569182389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462067610062893" calcext:value-type="float">
            <text:p>0.46206761006289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40723270440252" calcext:value-type="float">
            <text:p>0.64072327044025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710102201257862" calcext:value-type="float">
            <text:p>0.71010220125786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6501572327044" calcext:value-type="float">
            <text:p>0.9650157232704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68671383647799" calcext:value-type="float">
            <text:p>0.76867138364779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83490566037736" calcext:value-type="float">
            <text:p>0.98349056603773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5440251572327" calcext:value-type="float">
            <text:p>0.954402515723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82861635220126" calcext:value-type="float">
            <text:p>0.8828616352201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778301886792453" calcext:value-type="float">
            <text:p>0.77830188679245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17845911949686" calcext:value-type="float">
            <text:p>0.9178459119496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61084905660377" calcext:value-type="float">
            <text:p>0.96108490566037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31800314465409" calcext:value-type="float">
            <text:p>0.43180031446540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9685534591195" calcext:value-type="float">
            <text:p>0.496855345911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76808176100629" calcext:value-type="float">
            <text:p>0.4768081761006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373624213836478" calcext:value-type="float">
            <text:p>0.37362421383647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2374213836478" calcext:value-type="float">
            <text:p>0.423742138364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40723270440252" calcext:value-type="float">
            <text:p>0.64072327044025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851611635220126" calcext:value-type="float">
            <text:p>0.85161163522012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869300314465409" calcext:value-type="float">
            <text:p>0.86930031446540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52830188679245" calcext:value-type="float">
            <text:p>0.9528301886792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1627358490566" calcext:value-type="float">
            <text:p>0.9162735849056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05778301886793" calcext:value-type="float">
            <text:p>0.70577830188679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88561320754717" calcext:value-type="float">
            <text:p>0.3885613207547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60180817610063" calcext:value-type="float">
            <text:p>0.6601808176100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64583333333333" calcext:value-type="float">
            <text:p>0.3645833333333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519457547169811" calcext:value-type="float">
            <text:p>0.5194575471698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02122641509434" calcext:value-type="float">
            <text:p>0.90212264150943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53026729559748" calcext:value-type="float">
            <text:p>0.9530267295597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55699685534591" calcext:value-type="float">
            <text:p>0.75569968553459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49882075471698" calcext:value-type="float">
            <text:p>0.94988207547169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81328616352201" calcext:value-type="float">
            <text:p>0.98132861635220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88207547169811" calcext:value-type="float">
            <text:p>0.9882075471698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505503144654088" calcext:value-type="float">
            <text:p>0.50550314465408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43278301886793" calcext:value-type="float">
            <text:p>0.64327830188679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60377358490566" calcext:value-type="float">
            <text:p>0.66037735849056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5935534591195" calcext:value-type="float">
            <text:p>0.60593553459119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03066037735849" calcext:value-type="float">
            <text:p>0.3030660377358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03694968553459" calcext:value-type="float">
            <text:p>0.40369496855345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703026729559748" calcext:value-type="float">
            <text:p>0.70302672955974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49292452830189" calcext:value-type="float">
            <text:p>0.94929245283018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60888364779874" calcext:value-type="float">
            <text:p>0.9608883647798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36517295597484" calcext:value-type="float">
            <text:p>0.9365172955974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12814465408805" calcext:value-type="float">
            <text:p>0.6128144654088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80345911949686" calcext:value-type="float">
            <text:p>0.98034591194968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57547169811321" calcext:value-type="float">
            <text:p>0.9575471698113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51061320754717" calcext:value-type="float">
            <text:p>0.9510613207547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70676100628931" calcext:value-type="float">
            <text:p>0.37067610062893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0562106918239" calcext:value-type="float">
            <text:p>0.305621069182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33058176100629" calcext:value-type="float">
            <text:p>0.63305817610062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7688679245283" calcext:value-type="float">
            <text:p>0.676886792452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563875786163522" calcext:value-type="float">
            <text:p>0.56387578616352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2319182389937" calcext:value-type="float">
            <text:p>0.6523191823899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389740566037736" calcext:value-type="float">
            <text:p>0.3897405660377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33058176100629" calcext:value-type="float">
            <text:p>0.63305817610062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857704402515723" calcext:value-type="float">
            <text:p>0.8577044025157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885220125786164" calcext:value-type="float">
            <text:p>0.88522012578616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97012578616352" calcext:value-type="float">
            <text:p>0.39701257861635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50687893081761" calcext:value-type="float">
            <text:p>0.506878930817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57999213836478" calcext:value-type="float">
            <text:p>0.579992138364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94654088050314" calcext:value-type="float">
            <text:p>0.3946540880503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24056603773585" calcext:value-type="float">
            <text:p>0.7240566037735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03105345911949" calcext:value-type="float">
            <text:p>0.9031053459119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536753144654088" calcext:value-type="float">
            <text:p>0.53675314465408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88404088050314" calcext:value-type="float">
            <text:p>0.9884040880503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77397798742138" calcext:value-type="float">
            <text:p>0.9773977987421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89150943396226" calcext:value-type="float">
            <text:p>0.8891509433962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797562893081761" calcext:value-type="float">
            <text:p>0.79756289308176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43946540880503" calcext:value-type="float">
            <text:p>0.34394654088050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323506289308176" calcext:value-type="float">
            <text:p>0.3235062893081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60259433962264" calcext:value-type="float">
            <text:p>0.36025943396226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509630503144654" calcext:value-type="float">
            <text:p>0.50963050314465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394457547169811" calcext:value-type="float">
            <text:p>0.3944575471698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54009433962264" calcext:value-type="float">
            <text:p>0.95400943396226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90369496855346" calcext:value-type="float">
            <text:p>0.9903694968553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08058176100629" calcext:value-type="float">
            <text:p>0.50805817610062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84866352201258" calcext:value-type="float">
            <text:p>0.98486635220125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28262578616352" calcext:value-type="float">
            <text:p>0.9282625786163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887775157232704" calcext:value-type="float">
            <text:p>0.88777515723270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46029874213837" calcext:value-type="float">
            <text:p>0.6460298742138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59473270440252" calcext:value-type="float">
            <text:p>0.35947327044025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92924528301887" calcext:value-type="float">
            <text:p>0.49292452830188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88993710691824" calcext:value-type="float">
            <text:p>0.4889937106918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714033018867924" calcext:value-type="float">
            <text:p>0.7140330188679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95676100628931" calcext:value-type="float">
            <text:p>0.49567610062893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861635220125786" calcext:value-type="float">
            <text:p>0.86163522012578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21187106918239" calcext:value-type="float">
            <text:p>0.92118710691823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41941823899371" calcext:value-type="float">
            <text:p>0.7419418238993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07429245283019" calcext:value-type="float">
            <text:p>0.90742924528301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64819182389937" calcext:value-type="float">
            <text:p>0.9648191823899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22130503144654" calcext:value-type="float">
            <text:p>0.32213050314465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63836477987421" calcext:value-type="float">
            <text:p>0.46383647798742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54500786163522" calcext:value-type="float">
            <text:p>0.5450078616352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93985849056604" calcext:value-type="float">
            <text:p>0.69398584905660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498034591194969" calcext:value-type="float">
            <text:p>0.49803459119496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897012578616352" calcext:value-type="float">
            <text:p>0.89701257861635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85062893081761" calcext:value-type="float">
            <text:p>0.98506289308176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27869496855346" calcext:value-type="float">
            <text:p>0.92786949685534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813089622641509" calcext:value-type="float">
            <text:p>0.8130896226415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49842767295598" calcext:value-type="float">
            <text:p>0.84984276729559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707940251572327" calcext:value-type="float">
            <text:p>0.7079402515723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702437106918239" calcext:value-type="float">
            <text:p>0.7024371069182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07429245283019" calcext:value-type="float">
            <text:p>0.4074292452830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578419811320755" calcext:value-type="float">
            <text:p>0.57841981132075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23545597484277" calcext:value-type="float">
            <text:p>0.92354559748427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872838050314465" calcext:value-type="float">
            <text:p>0.87283805031446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89583333333333" calcext:value-type="float">
            <text:p>0.98958333333333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72248427672956" calcext:value-type="float">
            <text:p>0.8722484276729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88797169811321" calcext:value-type="float">
            <text:p>0.9887971698113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29441823899371" calcext:value-type="float">
            <text:p>0.92944182389937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80817610062893" calcext:value-type="float">
            <text:p>0.68081761006289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886792452830189" calcext:value-type="float">
            <text:p>0.88679245283018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74253144654088" calcext:value-type="float">
            <text:p>0.97425314465408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88561320754717" calcext:value-type="float">
            <text:p>0.885613207547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886202830188679" calcext:value-type="float">
            <text:p>0.88620283018867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71108490566038" calcext:value-type="float">
            <text:p>0.9711084905660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86438679245283" calcext:value-type="float">
            <text:p>0.98643867924528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8624213836478" calcext:value-type="float">
            <text:p>0.9862421383647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730345911949686" calcext:value-type="float">
            <text:p>0.73034591194968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898388364779874" calcext:value-type="float">
            <text:p>0.8983883647798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794221698113208" calcext:value-type="float">
            <text:p>0.79422169811320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880699685534591" calcext:value-type="float">
            <text:p>0.88069968553459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820165094339623" calcext:value-type="float">
            <text:p>0.8201650943396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897798742138365" calcext:value-type="float">
            <text:p>0.8977987421383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90762578616352" calcext:value-type="float">
            <text:p>0.99076257861635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841391509433962" calcext:value-type="float">
            <text:p>0.84139150943396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00943396226415" calcext:value-type="float">
            <text:p>0.9009433962264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891509433962264" calcext:value-type="float">
            <text:p>0.89150943396226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559551886792453" calcext:value-type="float">
            <text:p>0.55955188679245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97798742138365" calcext:value-type="float">
            <text:p>0.39779874213836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706367924528302" calcext:value-type="float">
            <text:p>0.7063679245283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720322327044025" calcext:value-type="float">
            <text:p>0.72032232704402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804441823899371" calcext:value-type="float">
            <text:p>0.8044418238993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62342767295598" calcext:value-type="float">
            <text:p>0.66234276729559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85849056603774" calcext:value-type="float">
            <text:p>0.98584905660377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82311320754717" calcext:value-type="float">
            <text:p>0.9823113207547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21187106918239" calcext:value-type="float">
            <text:p>0.92118710691823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851808176100629" calcext:value-type="float">
            <text:p>0.8518081761006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84060534591195" calcext:value-type="float">
            <text:p>0.8406053459119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27869496855346" calcext:value-type="float">
            <text:p>0.92786949685534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76022012578616" calcext:value-type="float">
            <text:p>0.9760220125786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521422955974843" calcext:value-type="float">
            <text:p>0.5214229559748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45833333333333" calcext:value-type="float">
            <text:p>0.64583333333333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769064465408805" calcext:value-type="float">
            <text:p>0.7690644654088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778498427672956" calcext:value-type="float">
            <text:p>0.77849842767295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77397798742138" calcext:value-type="float">
            <text:p>0.9773977987421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35927672955975" calcext:value-type="float">
            <text:p>0.93592767295597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79559748427673" calcext:value-type="float">
            <text:p>0.97955974842767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48309748427673" calcext:value-type="float">
            <text:p>0.94830974842767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86045597484277" calcext:value-type="float">
            <text:p>0.98604559748427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836477987421384" calcext:value-type="float">
            <text:p>0.83647798742138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41037735849057" calcext:value-type="float">
            <text:p>0.94103773584905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76808176100629" calcext:value-type="float">
            <text:p>0.97680817610062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2342767295598" calcext:value-type="float">
            <text:p>0.66234276729559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74135220125786" calcext:value-type="float">
            <text:p>0.67413522012578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92413522012579" calcext:value-type="float">
            <text:p>0.69241352201257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22051886792453" calcext:value-type="float">
            <text:p>0.62205188679245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468356918238994" calcext:value-type="float">
            <text:p>0.46835691823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38836477987421" calcext:value-type="float">
            <text:p>0.3388364779874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953812893081761" calcext:value-type="float">
            <text:p>0.9538128930817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15487421383648" calcext:value-type="float">
            <text:p>0.91548742138364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786556603773585" calcext:value-type="float">
            <text:p>0.78655660377358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88364779874214" calcext:value-type="float">
            <text:p>0.8883647798742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378930817610063" calcext:value-type="float">
            <text:p>0.37893081761006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10259433962264" calcext:value-type="float">
            <text:p>0.61025943396226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470322327044025" calcext:value-type="float">
            <text:p>0.47032232704402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439661949685535" calcext:value-type="float">
            <text:p>0.4396619496855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495283018867925" calcext:value-type="float">
            <text:p>0.0495283018867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365566037735849" calcext:value-type="float">
            <text:p>0.03655660377358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32625786163522" calcext:value-type="float">
            <text:p>0.0326257861635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5660377358491" calcext:value-type="float">
            <text:p>0.65566037735849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888561320754717" calcext:value-type="float">
            <text:p>0.8885613207547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24724842767296" calcext:value-type="float">
            <text:p>0.92472484276729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89779874213836" calcext:value-type="float">
            <text:p>0.98977987421383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989976415094339" calcext:value-type="float">
            <text:p>0.98997641509433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9253144654088" calcext:value-type="float">
            <text:p>0.9925314465408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92059748427673" calcext:value-type="float">
            <text:p>0.79205974842767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860062893081761" calcext:value-type="float">
            <text:p>0.86006289308176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8938679245283" calcext:value-type="float">
            <text:p>0.9893867924528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787342767295598" calcext:value-type="float">
            <text:p>0.78734276729559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977790880503145" calcext:value-type="float">
            <text:p>0.97779088050314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799331761006289" calcext:value-type="float">
            <text:p>0.79933176100628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805227987421384" calcext:value-type="float">
            <text:p>0.80522798742138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594929245283019" calcext:value-type="float">
            <text:p>0.59492924528301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462853773584906" calcext:value-type="float">
            <text:p>0.46285377358490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53223270440252" calcext:value-type="float">
            <text:p>0.95322327044025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77004716981132" calcext:value-type="float">
            <text:p>0.97700471698113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8938679245283" calcext:value-type="float">
            <text:p>0.9893867924528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57940251572327" calcext:value-type="float">
            <text:p>0.95794025157232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28852201257862" calcext:value-type="float">
            <text:p>0.92885220125786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71698113207547" calcext:value-type="float">
            <text:p>0.97169811320754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08805031446541" calcext:value-type="float">
            <text:p>0.90880503144654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38561320754717" calcext:value-type="float">
            <text:p>0.6385613207547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6077044025157" calcext:value-type="float">
            <text:p>0.6660770440251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66981132075471" calcext:value-type="float">
            <text:p>0.96698113207547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81132075471698" calcext:value-type="float">
            <text:p>0.98113207547169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7936320754717" calcext:value-type="float">
            <text:p>0.979363207547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755110062893082" calcext:value-type="float">
            <text:p>0.75511006289308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73270440251572" calcext:value-type="float">
            <text:p>0.97327044025157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890526729559748" calcext:value-type="float">
            <text:p>0.89052672955974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75825471698113" calcext:value-type="float">
            <text:p>0.97582547169811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17727987421384" calcext:value-type="float">
            <text:p>0.61772798742138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78577044025157" calcext:value-type="float">
            <text:p>0.97857704402515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6128144654088" calcext:value-type="float">
            <text:p>0.9612814465408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85809748427673" calcext:value-type="float">
            <text:p>0.8580974842767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3502358490566" calcext:value-type="float">
            <text:p>0.6350235849056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71305031446541" calcext:value-type="float">
            <text:p>0.97130503144654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78970125786164" calcext:value-type="float">
            <text:p>0.97897012578616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82900943396226" calcext:value-type="float">
            <text:p>0.98290094339622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82704402515723" calcext:value-type="float">
            <text:p>0.98270440251572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86045597484277" calcext:value-type="float">
            <text:p>0.98604559748427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92727987421384" calcext:value-type="float">
            <text:p>0.9927279874213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7877358490566" calcext:value-type="float">
            <text:p>0.9787735849056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92138364779874" calcext:value-type="float">
            <text:p>0.99213836477987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4123427672956" calcext:value-type="float">
            <text:p>0.941234276729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80345911949686" calcext:value-type="float">
            <text:p>0.98034591194968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88797169811321" calcext:value-type="float">
            <text:p>0.9887971698113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7189465408805" calcext:value-type="float">
            <text:p>0.971894654088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62067610062893" calcext:value-type="float">
            <text:p>0.96206761006289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33451257861635" calcext:value-type="float">
            <text:p>0.63345125786163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851611635220126" calcext:value-type="float">
            <text:p>0.8516116352201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70911949685535" calcext:value-type="float">
            <text:p>0.97091194968553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92138364779874" calcext:value-type="float">
            <text:p>0.99213836477987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90959119496855" calcext:value-type="float">
            <text:p>0.9909591194968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7189465408805" calcext:value-type="float">
            <text:p>0.9718946540880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90172955974843" calcext:value-type="float">
            <text:p>0.99017295597484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7189465408805" calcext:value-type="float">
            <text:p>0.971894654088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64033018867924" calcext:value-type="float">
            <text:p>0.96403301886792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58608490566038" calcext:value-type="float">
            <text:p>0.65860849056603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38168238993711" calcext:value-type="float">
            <text:p>0.63816823899371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897209119496855" calcext:value-type="float">
            <text:p>0.8972091194968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76808176100629" calcext:value-type="float">
            <text:p>0.97680817610062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59198113207547" calcext:value-type="float">
            <text:p>0.65919811320754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817610062893082" calcext:value-type="float">
            <text:p>0.81761006289308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89190251572327" calcext:value-type="float">
            <text:p>0.9891902515723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77790880503145" calcext:value-type="float">
            <text:p>0.97779088050314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77397798742138" calcext:value-type="float">
            <text:p>0.9773977987421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81721698113208" calcext:value-type="float">
            <text:p>0.9817216981132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70125786163522" calcext:value-type="float">
            <text:p>0.9701257861635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17452830188679" calcext:value-type="float">
            <text:p>0.91745283018867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870086477987421" calcext:value-type="float">
            <text:p>0.87008647798742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85062893081761" calcext:value-type="float">
            <text:p>0.98506289308176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70125786163522" calcext:value-type="float">
            <text:p>0.97012578616352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363404088050314" calcext:value-type="float">
            <text:p>0.3634040880503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369300314465409" calcext:value-type="float">
            <text:p>0.36930031446540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485849056603774" calcext:value-type="float">
            <text:p>0.48584905660377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705581761006289" calcext:value-type="float">
            <text:p>0.70558176100628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905070754716981" calcext:value-type="float">
            <text:p>0.90507075471698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55188679245283" calcext:value-type="float">
            <text:p>0.95518867924528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723860062893082" calcext:value-type="float">
            <text:p>0.72386006289308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886988993710692" calcext:value-type="float">
            <text:p>0.8869889937106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84119496855346" calcext:value-type="float">
            <text:p>0.58411949685534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813679245283019" calcext:value-type="float">
            <text:p>0.8136792452830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804638364779874" calcext:value-type="float">
            <text:p>0.8046383647798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852201257861635" calcext:value-type="float">
            <text:p>0.8522012578616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56564465408805" calcext:value-type="float">
            <text:p>0.45656446540880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719143081761006" calcext:value-type="float">
            <text:p>0.71914308176100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82999213836478" calcext:value-type="float">
            <text:p>0.829992138364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3687106918239" calcext:value-type="float">
            <text:p>0.48368710691823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521816037735849" calcext:value-type="float">
            <text:p>0.52181603773584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184748427672956" calcext:value-type="float">
            <text:p>0.01847484276729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210298742138365" calcext:value-type="float">
            <text:p>0.02102987421383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210298742138365" calcext:value-type="float">
            <text:p>0.02102987421383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450078616352201" calcext:value-type="float">
            <text:p>0.045007861635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408805031446541" calcext:value-type="float">
            <text:p>0.04088050314465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404874213836478" calcext:value-type="float">
            <text:p>0.04048742138364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534591194968554" calcext:value-type="float">
            <text:p>0.05345911949685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20440251572327" calcext:value-type="float">
            <text:p>0.02044025157232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200471698113208" calcext:value-type="float">
            <text:p>0.02004716981132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194575471698113" calcext:value-type="float">
            <text:p>0.01945754716981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417059748427673" calcext:value-type="float">
            <text:p>0.41705974842767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41686320754717" calcext:value-type="float">
            <text:p>0.416863207547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13050314465409" calcext:value-type="float">
            <text:p>0.71305031446540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3938679245283" calcext:value-type="float">
            <text:p>0.67393867924528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383058176100629" calcext:value-type="float">
            <text:p>0.38305817610062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897012578616352" calcext:value-type="float">
            <text:p>0.89701257861635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818985849056604" calcext:value-type="float">
            <text:p>0.81898584905660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853380503144654" calcext:value-type="float">
            <text:p>0.85338050314465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559944968553459" calcext:value-type="float">
            <text:p>0.5599449685534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86753144654088" calcext:value-type="float">
            <text:p>0.8675314465408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802083333333333" calcext:value-type="float">
            <text:p>0.80208333333333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358490566037736" calcext:value-type="float">
            <text:p>0.35849056603773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32193396226415" calcext:value-type="float">
            <text:p>0.9321933962264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62657232704402" calcext:value-type="float">
            <text:p>0.9626572327044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27397798742138" calcext:value-type="float">
            <text:p>0.72739779874213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65094339622642" calcext:value-type="float">
            <text:p>0.66509433962264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62853773584905" calcext:value-type="float">
            <text:p>0.96285377358490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77063679245283" calcext:value-type="float">
            <text:p>0.7706367924528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815841194968554" calcext:value-type="float">
            <text:p>0.81584119496855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01139937106918" calcext:value-type="float">
            <text:p>0.9011399371069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537735849056604" calcext:value-type="float">
            <text:p>0.5377358490566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88482704402516" calcext:value-type="float">
            <text:p>0.6884827044025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4811320754717" calcext:value-type="float">
            <text:p>0.9481132075471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77594339622642" calcext:value-type="float">
            <text:p>0.97759433962264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88404088050314" calcext:value-type="float">
            <text:p>0.9884040880503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2059748427673" calcext:value-type="float">
            <text:p>0.9205974842767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1128144654088" calcext:value-type="float">
            <text:p>0.7112814465408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48250786163522" calcext:value-type="float">
            <text:p>0.4825078616352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36812106918239" calcext:value-type="float">
            <text:p>0.3681210691823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36753144654088" calcext:value-type="float">
            <text:p>0.3675314465408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67963836477987" calcext:value-type="float">
            <text:p>0.9679638364779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977790880503145" calcext:value-type="float">
            <text:p>0.9777908805031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54323899371069" calcext:value-type="float">
            <text:p>0.75432389937106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8565251572327" calcext:value-type="float">
            <text:p>0.9856525157232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5184748427673" calcext:value-type="float">
            <text:p>0.9518474842767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85849056603774" calcext:value-type="float">
            <text:p>0.98584905660377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92924528301887" calcext:value-type="float">
            <text:p>0.99292452830188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946933962264151" calcext:value-type="float">
            <text:p>0.9469339622641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86438679245283" calcext:value-type="float">
            <text:p>0.98643867924528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841194968553459" calcext:value-type="float">
            <text:p>0.8411949685534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990566037735849" calcext:value-type="float">
            <text:p>0.99056603773584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03301886792453" calcext:value-type="float">
            <text:p>0.90330188679245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88797169811321" calcext:value-type="float">
            <text:p>0.9887971698113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83883647798742" calcext:value-type="float">
            <text:p>0.98388364779874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09787735849057" calcext:value-type="float">
            <text:p>0.90978773584905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64426100628931" calcext:value-type="float">
            <text:p>0.9644261006289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16155660377358" calcext:value-type="float">
            <text:p>0.61615566037735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47248427672956" calcext:value-type="float">
            <text:p>0.4724842767295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14111635220126" calcext:value-type="float">
            <text:p>0.91411163522012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88993710691824" calcext:value-type="float">
            <text:p>0.98899371069182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93907232704402" calcext:value-type="float">
            <text:p>0.99390723270440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88011006289308" calcext:value-type="float">
            <text:p>0.9880110062893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83490566037736" calcext:value-type="float">
            <text:p>0.98349056603773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30227987421384" calcext:value-type="float">
            <text:p>0.93022798742138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36006289308176" calcext:value-type="float">
            <text:p>0.63600628930817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385416666666667" calcext:value-type="float">
            <text:p>0.38541666666666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7936320754717" calcext:value-type="float">
            <text:p>0.979363207547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573702830188679" calcext:value-type="float">
            <text:p>0.57370283018867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985062893081761" calcext:value-type="float">
            <text:p>0.98506289308176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988404088050314" calcext:value-type="float">
            <text:p>0.9884040880503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977201257861635" calcext:value-type="float">
            <text:p>0.9772012578616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85259433962264" calcext:value-type="float">
            <text:p>0.98525943396226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912735849056604" calcext:value-type="float">
            <text:p>0.9127358490566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986831761006289" calcext:value-type="float">
            <text:p>0.9868317610062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88207547169811" calcext:value-type="float">
            <text:p>0.9882075471698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77594339622642" calcext:value-type="float">
            <text:p>0.97759433962264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37893081761006" calcext:value-type="float">
            <text:p>0.93789308176100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936713836477987" calcext:value-type="float">
            <text:p>0.93671383647798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87617924528302" calcext:value-type="float">
            <text:p>0.98761792452830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91352201257862" calcext:value-type="float">
            <text:p>0.99135220125786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987617924528302" calcext:value-type="float">
            <text:p>0.98761792452830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932783018867924" calcext:value-type="float">
            <text:p>0.93278301886792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992727987421384" calcext:value-type="float">
            <text:p>0.9927279874213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01139937106918" calcext:value-type="float">
            <text:p>0.9011399371069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92727987421384" calcext:value-type="float">
            <text:p>0.99272798742138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86635220125786" calcext:value-type="float">
            <text:p>0.98663522012578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91155660377358" calcext:value-type="float">
            <text:p>0.99115566037735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952437106918239" calcext:value-type="float">
            <text:p>0.95243710691823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731721698113208" calcext:value-type="float">
            <text:p>0.7317216981132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857114779874214" calcext:value-type="float">
            <text:p>0.8571147798742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36477987421384" calcext:value-type="float">
            <text:p>0.83647798742138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948899371069182" calcext:value-type="float">
            <text:p>0.94889937106918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56721698113208" calcext:value-type="float">
            <text:p>0.8567216981132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98624213836478" calcext:value-type="float">
            <text:p>0.986242138364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357704402515723" calcext:value-type="float">
            <text:p>0.03577044025157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73860062893082" calcext:value-type="float">
            <text:p>0.97386006289308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95283018867924" calcext:value-type="float">
            <text:p>0.9952830188679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85849056603774" calcext:value-type="float">
            <text:p>0.98584905660377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88797169811321" calcext:value-type="float">
            <text:p>0.9887971698113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36910377358491" calcext:value-type="float">
            <text:p>0.93691037735849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09198113207547" calcext:value-type="float">
            <text:p>0.9091981132075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805817610062893" calcext:value-type="float">
            <text:p>0.80581761006289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8938679245283" calcext:value-type="float">
            <text:p>0.9893867924528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789701257861635" calcext:value-type="float">
            <text:p>0.7897012578616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91352201257862" calcext:value-type="float">
            <text:p>0.9913522012578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969536163522013" calcext:value-type="float">
            <text:p>0.9695361635220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75039308176101" calcext:value-type="float">
            <text:p>0.97503930817610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31761006289308" calcext:value-type="float">
            <text:p>0.8317610062893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821147798742138" calcext:value-type="float">
            <text:p>0.82114779874213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850235849056604" calcext:value-type="float">
            <text:p>0.85023584905660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66981132075471" calcext:value-type="float">
            <text:p>0.96698113207547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896422955974843" calcext:value-type="float">
            <text:p>0.89642295597484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40055031446541" calcext:value-type="float">
            <text:p>0.94005503144654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81132075471698" calcext:value-type="float">
            <text:p>0.98113207547169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855345911949686" calcext:value-type="float">
            <text:p>0.85534591194968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983687106918239" calcext:value-type="float">
            <text:p>0.98368710691823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899567610062893" calcext:value-type="float">
            <text:p>0.89956761006289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92138364779874" calcext:value-type="float">
            <text:p>0.99213836477987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994103773584905" calcext:value-type="float">
            <text:p>0.99410377358490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968160377358491" calcext:value-type="float">
            <text:p>0.96816037735849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76768867924528" calcext:value-type="float">
            <text:p>0.87676886792452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983490566037736" calcext:value-type="float">
            <text:p>0.9834905660377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74842767295598" calcext:value-type="float">
            <text:p>0.97484276729559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486045597484277" calcext:value-type="float">
            <text:p>0.48604559748427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852004716981132" calcext:value-type="float">
            <text:p>0.8520047169811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750786163522013" calcext:value-type="float">
            <text:p>0.7507861635220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34040880503145" calcext:value-type="float">
            <text:p>0.63404088050314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81918238993711" calcext:value-type="float">
            <text:p>0.9819182389937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877751572327044" calcext:value-type="float">
            <text:p>0.87775157232704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893474842767296" calcext:value-type="float">
            <text:p>0.8934748427672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7621855345912" calcext:value-type="float">
            <text:p>0.9762185534591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25707547169811" calcext:value-type="float">
            <text:p>0.9257075471698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827633647798742" calcext:value-type="float">
            <text:p>0.8276336477987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765330188679245" calcext:value-type="float">
            <text:p>0.7653301886792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857900943396226" calcext:value-type="float">
            <text:p>0.85790094339622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66981132075471" calcext:value-type="float">
            <text:p>0.96698113207547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78577044025157" calcext:value-type="float">
            <text:p>0.97857704402515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42413522012579" calcext:value-type="float">
            <text:p>0.94241352201257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82311320754717" calcext:value-type="float">
            <text:p>0.9823113207547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90172955974843" calcext:value-type="float">
            <text:p>0.99017295597484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19614779874214" calcext:value-type="float">
            <text:p>0.91961477987421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78577044025157" calcext:value-type="float">
            <text:p>0.9785770440251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87224842767296" calcext:value-type="float">
            <text:p>0.98722484276729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81721698113208" calcext:value-type="float">
            <text:p>0.98172169811320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409787735849057" calcext:value-type="float">
            <text:p>0.40978773584905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33687106918239" calcext:value-type="float">
            <text:p>0.73368710691823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838443396226415" calcext:value-type="float">
            <text:p>0.8384433962264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2185534591195" calcext:value-type="float">
            <text:p>0.6218553459119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710298742138365" calcext:value-type="float">
            <text:p>0.71029874213836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19221698113208" calcext:value-type="float">
            <text:p>0.91922169811320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880699685534591" calcext:value-type="float">
            <text:p>0.8806996855345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24331761006289" calcext:value-type="float">
            <text:p>0.92433176100628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722877358490566" calcext:value-type="float">
            <text:p>0.72287735849056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777908805031446" calcext:value-type="float">
            <text:p>0.77790880503144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803459119496855" calcext:value-type="float">
            <text:p>0.80345911949685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391116352201258" calcext:value-type="float">
            <text:p>0.39111635220125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374017295597484" calcext:value-type="float">
            <text:p>0.37401729559748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775746855345912" calcext:value-type="float">
            <text:p>0.7757468553459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379323899371069" calcext:value-type="float">
            <text:p>0.0379323899371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589622641509434" calcext:value-type="float">
            <text:p>0.05896226415094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58372641509434" calcext:value-type="float">
            <text:p>0.05837264150943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589622641509434" calcext:value-type="float">
            <text:p>0.05896226415094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381289308176101" calcext:value-type="float">
            <text:p>0.0381289308176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554245283018868" calcext:value-type="float">
            <text:p>0.05542452830188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491352201257862" calcext:value-type="float">
            <text:p>0.04913522012578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424528301886792" calcext:value-type="float">
            <text:p>0.04245283018867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454009433962264" calcext:value-type="float">
            <text:p>0.04540094339622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229952830188679" calcext:value-type="float">
            <text:p>0.02299528301886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540487421383648" calcext:value-type="float">
            <text:p>0.05404874213836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591588050314465" calcext:value-type="float">
            <text:p>0.05915880503144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593553459119497" calcext:value-type="float">
            <text:p>0.0593553459119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564072327044025" calcext:value-type="float">
            <text:p>0.05640723270440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375393081761006" calcext:value-type="float">
            <text:p>0.03753930817610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479559748427673" calcext:value-type="float">
            <text:p>0.04795597484276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546383647798742" calcext:value-type="float">
            <text:p>0.05463836477987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367531446540881" calcext:value-type="float">
            <text:p>0.03675314465408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591588050314465" calcext:value-type="float">
            <text:p>0.05915880503144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546383647798742" calcext:value-type="float">
            <text:p>0.05463836477987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465801886792453" calcext:value-type="float">
            <text:p>0.04658018867924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349842767295598" calcext:value-type="float">
            <text:p>0.0349842767295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442216981132075" calcext:value-type="float">
            <text:p>0.04422169811320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573899371069182" calcext:value-type="float">
            <text:p>0.0573899371069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414701257861635" calcext:value-type="float">
            <text:p>0.0414701257861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595518867924528" calcext:value-type="float">
            <text:p>0.05955188679245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389150943396226" calcext:value-type="float">
            <text:p>0.03891509433962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595518867924528" calcext:value-type="float">
            <text:p>0.05955188679245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383254716981132" calcext:value-type="float">
            <text:p>0.0383254716981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324292452830189" calcext:value-type="float">
            <text:p>0.03242924528301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42059748427673" calcext:value-type="float">
            <text:p>0.04205974842767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542452830188679" calcext:value-type="float">
            <text:p>0.0542452830188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591588050314465" calcext:value-type="float">
            <text:p>0.0591588050314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49842767295598" calcext:value-type="float">
            <text:p>0.0349842767295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546383647798742" calcext:value-type="float">
            <text:p>0.05463836477987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42059748427673" calcext:value-type="float">
            <text:p>0.04205974842767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259433962264151" calcext:value-type="float">
            <text:p>0.02594339622641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532625786163522" calcext:value-type="float">
            <text:p>0.05326257861635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595518867924528" calcext:value-type="float">
            <text:p>0.05955188679245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432389937106918" calcext:value-type="float">
            <text:p>0.04323899371069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206367924528302" calcext:value-type="float">
            <text:p>0.0206367924528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345911949685535" calcext:value-type="float">
            <text:p>0.03459119496855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499213836477987" calcext:value-type="float">
            <text:p>0.04992138364779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538522012578616" calcext:value-type="float">
            <text:p>0.05385220125786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381289308176101" calcext:value-type="float">
            <text:p>0.0381289308176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589622641509434" calcext:value-type="float">
            <text:p>0.05896226415094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593553459119497" calcext:value-type="float">
            <text:p>0.0593553459119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763561320754717" calcext:value-type="float">
            <text:p>0.76356132075471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986045597484277" calcext:value-type="float">
            <text:p>0.98604559748427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988207547169811" calcext:value-type="float">
            <text:p>0.98820754716981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95440251572327" calcext:value-type="float">
            <text:p>0.9544025157232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954205974842767" calcext:value-type="float">
            <text:p>0.95420597484276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978183962264151" calcext:value-type="float">
            <text:p>0.9781839622641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58372641509434" calcext:value-type="float">
            <text:p>0.5837264150943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982311320754717" calcext:value-type="float">
            <text:p>0.98231132075471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990762578616352" calcext:value-type="float">
            <text:p>0.99076257861635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997641509433962" calcext:value-type="float">
            <text:p>0.9976415094339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95479559748428" calcext:value-type="float">
            <text:p>0.99547955974842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960298742138365" calcext:value-type="float">
            <text:p>0.96029874213836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994103773584905" calcext:value-type="float">
            <text:p>0.99410377358490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987421383647799" calcext:value-type="float">
            <text:p>0.98742138364779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690055031446541" calcext:value-type="float">
            <text:p>0.69005503144654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880110062893082" calcext:value-type="float">
            <text:p>0.88011006289308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982114779874214" calcext:value-type="float">
            <text:p>0.98211477987421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97248427672956" calcext:value-type="float">
            <text:p>0.9724842767295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969536163522013" calcext:value-type="float">
            <text:p>0.96953616352201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983294025157233" calcext:value-type="float">
            <text:p>0.98329402515723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972877358490566" calcext:value-type="float">
            <text:p>0.97287735849056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993514150943396" calcext:value-type="float">
            <text:p>0.99351415094339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993514150943396" calcext:value-type="float">
            <text:p>0.99351415094339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989976415094339" calcext:value-type="float">
            <text:p>0.98997641509433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93003144654088" calcext:value-type="float">
            <text:p>0.9300314465408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984276729559748" calcext:value-type="float">
            <text:p>0.98427672955974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968553459119497" calcext:value-type="float">
            <text:p>0.9685534591194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990369496855346" calcext:value-type="float">
            <text:p>0.99036949685534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953026729559748" calcext:value-type="float">
            <text:p>0.95302672955974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632468553459119" calcext:value-type="float">
            <text:p>0.63246855345911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964622641509434" calcext:value-type="float">
            <text:p>0.96462264150943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982114779874214" calcext:value-type="float">
            <text:p>0.98211477987421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970911949685535" calcext:value-type="float">
            <text:p>0.97091194968553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987814465408805" calcext:value-type="float">
            <text:p>0.98781446540880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27672955974843" calcext:value-type="float">
            <text:p>0.92767295597484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630896226415094" calcext:value-type="float">
            <text:p>0.63089622641509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936320754716981" calcext:value-type="float">
            <text:p>0.93632075471698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982704402515723" calcext:value-type="float">
            <text:p>0.98270440251572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980345911949686" calcext:value-type="float">
            <text:p>0.98034591194968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779677672955975" calcext:value-type="float">
            <text:p>0.77967767295597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757468553459119" calcext:value-type="float">
            <text:p>0.75746855345911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884827044025157" calcext:value-type="float">
            <text:p>0.88482704402515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892885220125786" calcext:value-type="float">
            <text:p>0.89288522012578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988600628930818" calcext:value-type="float">
            <text:p>0.98860062893081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97936320754717" calcext:value-type="float">
            <text:p>0.9793632075471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978183962264151" calcext:value-type="float">
            <text:p>0.97818396226415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994889937106918" calcext:value-type="float">
            <text:p>0.99488993710691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975235849056604" calcext:value-type="float">
            <text:p>0.97523584905660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994889937106918" calcext:value-type="float">
            <text:p>0.99488993710691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886792452830189" calcext:value-type="float">
            <text:p>0.88679245283018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878341194968554" calcext:value-type="float">
            <text:p>0.87834119496855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740762578616352" calcext:value-type="float">
            <text:p>0.74076257861635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773977987421384" calcext:value-type="float">
            <text:p>0.77397798742138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688089622641509" calcext:value-type="float">
            <text:p>0.68808962264150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987617924528302" calcext:value-type="float">
            <text:p>0.98761792452830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986635220125786" calcext:value-type="float">
            <text:p>0.98663522012578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988797169811321" calcext:value-type="float">
            <text:p>0.98879716981132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985062893081761" calcext:value-type="float">
            <text:p>0.98506289308176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981132075471698" calcext:value-type="float">
            <text:p>0.98113207547169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947916666666667" calcext:value-type="float">
            <text:p>0.94791666666666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988404088050314" calcext:value-type="float">
            <text:p>0.98840408805031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985455974842767" calcext:value-type="float">
            <text:p>0.98545597484276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869103773584905" calcext:value-type="float">
            <text:p>0.86910377358490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929834905660377" calcext:value-type="float">
            <text:p>0.92983490566037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87814465408805" calcext:value-type="float">
            <text:p>0.9878144654088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986831761006289" calcext:value-type="float">
            <text:p>0.98683176100628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991352201257862" calcext:value-type="float">
            <text:p>0.99135220125786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970518867924528" calcext:value-type="float">
            <text:p>0.97051886792452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515919811320755" calcext:value-type="float">
            <text:p>0.51591981132075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775157232704403" calcext:value-type="float">
            <text:p>0.77515723270440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54127358490566" calcext:value-type="float">
            <text:p>0.5412735849056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668238993710692" calcext:value-type="float">
            <text:p>0.66823899371069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622051886792453" calcext:value-type="float">
            <text:p>0.62205188679245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382075471698113" calcext:value-type="float">
            <text:p>0.38207547169811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672562893081761" calcext:value-type="float">
            <text:p>0.67256289308176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627358490566038" calcext:value-type="float">
            <text:p>0.62735849056603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754127358490566" calcext:value-type="float">
            <text:p>0.75412735849056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925707547169811" calcext:value-type="float">
            <text:p>0.92570754716981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986438679245283" calcext:value-type="float">
            <text:p>0.98643867924528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95184748427673" calcext:value-type="float">
            <text:p>0.9518474842767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735849056603773" calcext:value-type="float">
            <text:p>0.73584905660377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820558176100629" calcext:value-type="float">
            <text:p>0.82055817610062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629913522012579" calcext:value-type="float">
            <text:p>0.62991352201257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815251572327044" calcext:value-type="float">
            <text:p>0.8152515723270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356721698113208" calcext:value-type="float">
            <text:p>0.35672169811320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17570754716981" calcext:value-type="float">
            <text:p>0.71757075471698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477397798742138" calcext:value-type="float">
            <text:p>0.47739779874213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302869496855346" calcext:value-type="float">
            <text:p>0.30286949685534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296383647798742" calcext:value-type="float">
            <text:p>0.29638364779874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480542452830189" calcext:value-type="float">
            <text:p>0.48054245283018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718946540880503" calcext:value-type="float">
            <text:p>0.71894654088050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632075471698113" calcext:value-type="float">
            <text:p>0.63207547169811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766312893081761" calcext:value-type="float">
            <text:p>0.76631289308176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369300314465409" calcext:value-type="float">
            <text:p>0.3693003144654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763561320754717" calcext:value-type="float">
            <text:p>0.76356132075471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5377358490566" calcext:value-type="float">
            <text:p>0.78537735849056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941037735849057" calcext:value-type="float">
            <text:p>0.94103773584905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883254716981132" calcext:value-type="float">
            <text:p>0.88325471698113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811910377358491" calcext:value-type="float">
            <text:p>0.81191037735849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613404088050314" calcext:value-type="float">
            <text:p>0.61340408805031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449882075471698" calcext:value-type="float">
            <text:p>0.44988207547169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396619496855346" calcext:value-type="float">
            <text:p>0.39661949685534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77437106918239" calcext:value-type="float">
            <text:p>0.7743710691823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658608490566038" calcext:value-type="float">
            <text:p>0.65860849056603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814268867924528" calcext:value-type="float">
            <text:p>0.81426886792452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987617924528302" calcext:value-type="float">
            <text:p>0.98761792452830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984080188679245" calcext:value-type="float">
            <text:p>0.98408018867924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860849056603774" calcext:value-type="float">
            <text:p>0.86084905660377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975235849056604" calcext:value-type="float">
            <text:p>0.9752358490566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72091194968554" calcext:value-type="float">
            <text:p>0.97209119496855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922759433962264" calcext:value-type="float">
            <text:p>0.92275943396226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570558176100629" calcext:value-type="float">
            <text:p>0.57055817610062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617138364779874" calcext:value-type="float">
            <text:p>0.61713836477987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444575471698113" calcext:value-type="float">
            <text:p>0.44457547169811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872838050314465" calcext:value-type="float">
            <text:p>0.87283805031446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488993710691824" calcext:value-type="float">
            <text:p>0.48899371069182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500589622641509" calcext:value-type="float">
            <text:p>0.50058962264150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933372641509434" calcext:value-type="float">
            <text:p>0.93337264150943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52633647798742" calcext:value-type="float">
            <text:p>0.95263364779874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376768867924528" calcext:value-type="float">
            <text:p>0.37676886792452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540094339622642" calcext:value-type="float">
            <text:p>0.54009433962264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54186320754717" calcext:value-type="float">
            <text:p>0.5418632075471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933372641509434" calcext:value-type="float">
            <text:p>0.93337264150943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981328616352201" calcext:value-type="float">
            <text:p>0.9813286163522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85455974842767" calcext:value-type="float">
            <text:p>0.98545597484276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983883647798742" calcext:value-type="float">
            <text:p>0.98388364779874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994300314465409" calcext:value-type="float">
            <text:p>0.99430031446540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994300314465409" calcext:value-type="float">
            <text:p>0.99430031446540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98624213836478" calcext:value-type="float">
            <text:p>0.9862421383647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990369496855346" calcext:value-type="float">
            <text:p>0.99036949685534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983883647798742" calcext:value-type="float">
            <text:p>0.98388364779874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722091194968553" calcext:value-type="float">
            <text:p>0.72209119496855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962657232704402" calcext:value-type="float">
            <text:p>0.96265723270440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839819182389937" calcext:value-type="float">
            <text:p>0.83981918238993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977397798742138" calcext:value-type="float">
            <text:p>0.97739779874213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990369496855346" calcext:value-type="float">
            <text:p>0.99036949685534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27672955974843" calcext:value-type="float">
            <text:p>0.92767295597484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693985849056604" calcext:value-type="float">
            <text:p>0.69398584905660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944575471698113" calcext:value-type="float">
            <text:p>0.94457547169811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99312106918239" calcext:value-type="float">
            <text:p>0.9931210691823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931014150943396" calcext:value-type="float">
            <text:p>0.93101415094339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992727987421384" calcext:value-type="float">
            <text:p>0.99272798742138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925117924528302" calcext:value-type="float">
            <text:p>0.92511792452830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958922955974843" calcext:value-type="float">
            <text:p>0.95892295597484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979756289308176" calcext:value-type="float">
            <text:p>0.97975628930817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89190251572327" calcext:value-type="float">
            <text:p>0.8919025157232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693199685534591" calcext:value-type="float">
            <text:p>0.69319968553459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995872641509434" calcext:value-type="float">
            <text:p>0.99587264150943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89976415094339" calcext:value-type="float">
            <text:p>0.98997641509433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731328616352201" calcext:value-type="float">
            <text:p>0.73132861635220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635416666666667" calcext:value-type="float">
            <text:p>0.63541666666666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881289308176101" calcext:value-type="float">
            <text:p>0.88128930817610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973860062893082" calcext:value-type="float">
            <text:p>0.97386006289308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886988993710692" calcext:value-type="float">
            <text:p>0.88698899371069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982114779874214" calcext:value-type="float">
            <text:p>0.98211477987421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665880503144654" calcext:value-type="float">
            <text:p>0.66588050314465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94752358490566" calcext:value-type="float">
            <text:p>0.9475235849056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953812893081761" calcext:value-type="float">
            <text:p>0.95381289308176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790683962264151" calcext:value-type="float">
            <text:p>0.79068396226415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919418238993711" calcext:value-type="float">
            <text:p>0.91941823899371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15290880503145" calcext:value-type="float">
            <text:p>0.91529088050314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92924528301887" calcext:value-type="float">
            <text:p>0.99292452830188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644064465408805" calcext:value-type="float">
            <text:p>0.64406446540880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828223270440252" calcext:value-type="float">
            <text:p>0.82822327044025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469929245283019" calcext:value-type="float">
            <text:p>0.46992924528301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797562893081761" calcext:value-type="float">
            <text:p>0.79756289308176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717177672955975" calcext:value-type="float">
            <text:p>0.71717767295597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40998427672956" calcext:value-type="float">
            <text:p>0.4099842767295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988207547169811" calcext:value-type="float">
            <text:p>0.98820754716981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997444968553459" calcext:value-type="float">
            <text:p>0.99744496855345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990566037735849" calcext:value-type="float">
            <text:p>0.99056603773584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973860062893082" calcext:value-type="float">
            <text:p>0.97386006289308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795204402515723" calcext:value-type="float">
            <text:p>0.79520440251572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855149371069182" calcext:value-type="float">
            <text:p>0.85514937106918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986438679245283" calcext:value-type="float">
            <text:p>0.98643867924528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985455974842767" calcext:value-type="float">
            <text:p>0.98545597484276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945754716981132" calcext:value-type="float">
            <text:p>0.94575471698113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895047169811321" calcext:value-type="float">
            <text:p>0.89504716981132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975825471698113" calcext:value-type="float">
            <text:p>0.97582547169811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860455974842767" calcext:value-type="float">
            <text:p>0.86045597484276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853380503144654" calcext:value-type="float">
            <text:p>0.85338050314465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815251572327044" calcext:value-type="float">
            <text:p>0.81525157232704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820951257861635" calcext:value-type="float">
            <text:p>0.82095125786163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974646226415094" calcext:value-type="float">
            <text:p>0.9746462264150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64033018867924" calcext:value-type="float">
            <text:p>0.96403301886792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995676100628931" calcext:value-type="float">
            <text:p>0.99567610062893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995872641509434" calcext:value-type="float">
            <text:p>0.99587264150943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986831761006289" calcext:value-type="float">
            <text:p>0.98683176100628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984669811320755" calcext:value-type="float">
            <text:p>0.98466981132075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989976415094339" calcext:value-type="float">
            <text:p>0.98997641509433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923349056603774" calcext:value-type="float">
            <text:p>0.92334905660377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506289308176101" calcext:value-type="float">
            <text:p>0.50628930817610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464033018867925" calcext:value-type="float">
            <text:p>0.46403301886792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608294025157233" calcext:value-type="float">
            <text:p>0.60829402515723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658411949685535" calcext:value-type="float">
            <text:p>0.65841194968553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463836477987421" calcext:value-type="float">
            <text:p>0.04638364779874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575864779874214" calcext:value-type="float">
            <text:p>0.05758647798742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985259433962264" calcext:value-type="float">
            <text:p>0.98525943396226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993907232704402" calcext:value-type="float">
            <text:p>0.99390723270440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620479559748428" calcext:value-type="float">
            <text:p>0.62047955974842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640526729559748" calcext:value-type="float">
            <text:p>0.64052672955974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895047169811321" calcext:value-type="float">
            <text:p>0.89504716981132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669025157232704" calcext:value-type="float">
            <text:p>0.66902515723270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991548742138365" calcext:value-type="float">
            <text:p>0.99154874213836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341194968553459" calcext:value-type="float">
            <text:p>0.34119496855345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433569182389937" calcext:value-type="float">
            <text:p>0.43356918238993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922366352201258" calcext:value-type="float">
            <text:p>0.92236635220125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958529874213836" calcext:value-type="float">
            <text:p>0.95852987421383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392295597484277" calcext:value-type="float">
            <text:p>0.39229559748427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961674528301887" calcext:value-type="float">
            <text:p>0.96167452830188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475235849056604" calcext:value-type="float">
            <text:p>0.47523584905660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323899371069182" calcext:value-type="float">
            <text:p>0.32389937106918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639150943396226" calcext:value-type="float">
            <text:p>0.63915094339622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642099056603773" calcext:value-type="float">
            <text:p>0.64209905660377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981132075471698" calcext:value-type="float">
            <text:p>0.98113207547169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662539308176101" calcext:value-type="float">
            <text:p>0.6625393081761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700275157232704" calcext:value-type="float">
            <text:p>0.70027515723270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987814465408805" calcext:value-type="float">
            <text:p>0.98781446540880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681014150943396" calcext:value-type="float">
            <text:p>0.68101415094339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684748427672956" calcext:value-type="float">
            <text:p>0.68474842767295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408805031446541" calcext:value-type="float">
            <text:p>0.40880503144654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711674528301887" calcext:value-type="float">
            <text:p>0.71167452830188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691430817610063" calcext:value-type="float">
            <text:p>0.69143081761006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87814465408805" calcext:value-type="float">
            <text:p>0.8781446540880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971108490566038" calcext:value-type="float">
            <text:p>0.97110849056603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19025157232704" calcext:value-type="float">
            <text:p>0.91902515723270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292059748427673" calcext:value-type="float">
            <text:p>0.29205974842767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90762578616352" calcext:value-type="float">
            <text:p>0.99076257861635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881289308176101" calcext:value-type="float">
            <text:p>0.8812893081761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984276729559748" calcext:value-type="float">
            <text:p>0.98427672955974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537932389937107" calcext:value-type="float">
            <text:p>0.53793238993710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744889937106918" calcext:value-type="float">
            <text:p>0.74488993710691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549528301886793" calcext:value-type="float">
            <text:p>0.54952830188679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99724842767296" calcext:value-type="float">
            <text:p>0.29972484276729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593553459119497" calcext:value-type="float">
            <text:p>0.0593553459119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59748427672956" calcext:value-type="float">
            <text:p>0.05974842767295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573899371069182" calcext:value-type="float">
            <text:p>0.05738993710691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473663522012579" calcext:value-type="float">
            <text:p>0.04736635220125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653301886792453" calcext:value-type="float">
            <text:p>0.65330188679245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597287735849057" calcext:value-type="float">
            <text:p>0.59728773584905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472287735849057" calcext:value-type="float">
            <text:p>0.47228773584905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561517295597484" calcext:value-type="float">
            <text:p>0.56151729559748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968356918238994" calcext:value-type="float">
            <text:p>0.96835691823899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623427672955975" calcext:value-type="float">
            <text:p>0.62342767295597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797955974842767" calcext:value-type="float">
            <text:p>0.79795597484276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98309748427673" calcext:value-type="float">
            <text:p>0.9830974842767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983883647798742" calcext:value-type="float">
            <text:p>0.98388364779874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995086477987421" calcext:value-type="float">
            <text:p>0.99508647798742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859473270440252" calcext:value-type="float">
            <text:p>0.85947327044025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935534591194968" calcext:value-type="float">
            <text:p>0.93553459119496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835888364779874" calcext:value-type="float">
            <text:p>0.83588836477987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979756289308176" calcext:value-type="float">
            <text:p>0.97975628930817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996462264150943" calcext:value-type="float">
            <text:p>0.99646226415094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573899371069182" calcext:value-type="float">
            <text:p>0.05738993710691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786949685534591" calcext:value-type="float">
            <text:p>0.78694968553459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981525157232704" calcext:value-type="float">
            <text:p>0.98152515723270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331367924528302" calcext:value-type="float">
            <text:p>0.33136792452830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726415094339623" calcext:value-type="float">
            <text:p>0.72641509433962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921187106918239" calcext:value-type="float">
            <text:p>0.92118710691823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576454402515723" calcext:value-type="float">
            <text:p>0.5764544025157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943199685534591" calcext:value-type="float">
            <text:p>0.94319968553459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992334905660377" calcext:value-type="float">
            <text:p>0.99233490566037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994693396226415" calcext:value-type="float">
            <text:p>0.99469339622641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849842767295598" calcext:value-type="float">
            <text:p>0.84984276729559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991745283018868" calcext:value-type="float">
            <text:p>0.99174528301886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991941823899371" calcext:value-type="float">
            <text:p>0.99194182389937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886595911949686" calcext:value-type="float">
            <text:p>0.88659591194968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833726415094339" calcext:value-type="float">
            <text:p>0.83372641509433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965998427672956" calcext:value-type="float">
            <text:p>0.96599842767295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965998427672956" calcext:value-type="float">
            <text:p>0.96599842767295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557389937106918" calcext:value-type="float">
            <text:p>0.55738993710691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909001572327044" calcext:value-type="float">
            <text:p>0.90900157232704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727201257861635" calcext:value-type="float">
            <text:p>0.72720125786163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324685534591195" calcext:value-type="float">
            <text:p>0.32468553459119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963639937106918" calcext:value-type="float">
            <text:p>0.96363993710691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790487421383648" calcext:value-type="float">
            <text:p>0.79048742138364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573899371069182" calcext:value-type="float">
            <text:p>0.05738993710691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990959119496855" calcext:value-type="float">
            <text:p>0.99095911949685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994889937106918" calcext:value-type="float">
            <text:p>0.99488993710691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984866352201258" calcext:value-type="float">
            <text:p>0.98486635220125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947916666666667" calcext:value-type="float">
            <text:p>0.94791666666666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485455974842767" calcext:value-type="float">
            <text:p>0.48545597484276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51493710691824" calcext:value-type="float">
            <text:p>0.55149371069182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994300314465409" calcext:value-type="float">
            <text:p>0.99430031446540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987224842767296" calcext:value-type="float">
            <text:p>0.98722484276729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994693396226415" calcext:value-type="float">
            <text:p>0.99469339622641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796776729559748" calcext:value-type="float">
            <text:p>0.79677672955974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994889937106918" calcext:value-type="float">
            <text:p>0.99488993710691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803262578616352" calcext:value-type="float">
            <text:p>0.80326257861635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05856918238994" calcext:value-type="float">
            <text:p>0.90585691823899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924135220125786" calcext:value-type="float">
            <text:p>0.92413522012578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993317610062893" calcext:value-type="float">
            <text:p>0.99331761006289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99253144654088" calcext:value-type="float">
            <text:p>0.99253144654088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996462264150943" calcext:value-type="float">
            <text:p>0.99646226415094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996069182389937" calcext:value-type="float">
            <text:p>0.99606918238993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991941823899371" calcext:value-type="float">
            <text:p>0.99194182389937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983687106918239" calcext:value-type="float">
            <text:p>0.98368710691823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853183962264151" calcext:value-type="float">
            <text:p>0.85318396226415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919811320754717" calcext:value-type="float">
            <text:p>0.91981132075471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958726415094339" calcext:value-type="float">
            <text:p>0.95872641509433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801100628930818" calcext:value-type="float">
            <text:p>0.80110062893081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663522012578616" calcext:value-type="float">
            <text:p>0.6635220125786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601611635220126" calcext:value-type="float">
            <text:p>0.60161163522012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771422955974843" calcext:value-type="float">
            <text:p>0.77142295597484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983687106918239" calcext:value-type="float">
            <text:p>0.98368710691823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981918238993711" calcext:value-type="float">
            <text:p>0.98191823899371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993317610062893" calcext:value-type="float">
            <text:p>0.99331761006289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928852201257862" calcext:value-type="float">
            <text:p>0.92885220125786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827240566037736" calcext:value-type="float">
            <text:p>0.82724056603773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176297169811321" calcext:value-type="float">
            <text:p>0.17629716981132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959316037735849" calcext:value-type="float">
            <text:p>0.95931603773584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656839622641509" calcext:value-type="float">
            <text:p>0.65683962264150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769064465408805" calcext:value-type="float">
            <text:p>0.76906446540880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573899371069182" calcext:value-type="float">
            <text:p>0.57389937106918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644850628930818" calcext:value-type="float">
            <text:p>0.64485062893081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816430817610063" calcext:value-type="float">
            <text:p>0.81643081761006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956761006289308" calcext:value-type="float">
            <text:p>0.95676100628930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931210691823899" calcext:value-type="float">
            <text:p>0.93121069182389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944575471698113" calcext:value-type="float">
            <text:p>0.94457547169811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970911949685535" calcext:value-type="float">
            <text:p>0.97091194968553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992334905660377" calcext:value-type="float">
            <text:p>0.99233490566037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955188679245283" calcext:value-type="float">
            <text:p>0.95518867924528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988207547169811" calcext:value-type="float">
            <text:p>0.98820754716981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984276729559748" calcext:value-type="float">
            <text:p>0.98427672955974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896226415094339" calcext:value-type="float">
            <text:p>0.89622641509433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863207547169811" calcext:value-type="float">
            <text:p>0.86320754716981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79952830188679" calcext:value-type="float">
            <text:p>0.97995283018867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898191823899371" calcext:value-type="float">
            <text:p>0.89819182389937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96501572327044" calcext:value-type="float">
            <text:p>0.9650157232704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841784591194969" calcext:value-type="float">
            <text:p>0.841784591194969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85809748427673" calcext:value-type="float">
            <text:p>0.8580974842767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43003144654088" calcext:value-type="float">
            <text:p>0.94300314465408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83313679245283" calcext:value-type="float">
            <text:p>0.8331367924528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851808176100629" calcext:value-type="float">
            <text:p>0.85180817610062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720518867924528" calcext:value-type="float">
            <text:p>0.72051886792452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905463836477987" calcext:value-type="float">
            <text:p>0.90546383647798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956564465408805" calcext:value-type="float">
            <text:p>0.95656446540880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92688679245283" calcext:value-type="float">
            <text:p>0.9268867924528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931014150943396" calcext:value-type="float">
            <text:p>0.93101415094339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773584905660377" calcext:value-type="float">
            <text:p>0.77358490566037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92374213836478" calcext:value-type="float">
            <text:p>0.9237421383647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928655660377358" calcext:value-type="float">
            <text:p>0.92865566037735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841784591194969" calcext:value-type="float">
            <text:p>0.841784591194969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925904088050314" calcext:value-type="float">
            <text:p>0.92590408805031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914308176100629" calcext:value-type="float">
            <text:p>0.91430817610062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922169811320755" calcext:value-type="float">
            <text:p>0.92216981132075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879323899371069" calcext:value-type="float">
            <text:p>0.87932389937106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898388364779874" calcext:value-type="float">
            <text:p>0.89838836477987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898191823899371" calcext:value-type="float">
            <text:p>0.89819182389937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893474842767296" calcext:value-type="float">
            <text:p>0.89347484276729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878341194968554" calcext:value-type="float">
            <text:p>0.87834119496855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875786163522013" calcext:value-type="float">
            <text:p>0.87578616352201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873231132075471" calcext:value-type="float">
            <text:p>0.87323113207547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859276729559748" calcext:value-type="float">
            <text:p>0.85927672955974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821737421383648" calcext:value-type="float">
            <text:p>0.82173742138364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484276729559748" calcext:value-type="float">
            <text:p>0.48427672955974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429834905660377" calcext:value-type="float">
            <text:p>0.42983490566037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553852201257862" calcext:value-type="float">
            <text:p>0.55385220125786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692610062893082" calcext:value-type="float">
            <text:p>0.69261006289308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714229559748428" calcext:value-type="float">
            <text:p>0.71422955974842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422169811320755" calcext:value-type="float">
            <text:p>0.42216981132075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605149371069182" calcext:value-type="float">
            <text:p>0.60514937106918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379913522012579" calcext:value-type="float">
            <text:p>0.37991352201257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382075471698113" calcext:value-type="float">
            <text:p>0.38207547169811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726611635220126" calcext:value-type="float">
            <text:p>0.72661163522012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694575471698113" calcext:value-type="float">
            <text:p>0.69457547169811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498427672955975" calcext:value-type="float">
            <text:p>0.49842767295597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359669811320755" calcext:value-type="float">
            <text:p>0.35966981132075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590998427672956" calcext:value-type="float">
            <text:p>0.59099842767295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56623427672956" calcext:value-type="float">
            <text:p>0.5662342767295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286163522012579" calcext:value-type="float">
            <text:p>0.28616352201257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302869496855346" calcext:value-type="float">
            <text:p>0.30286949685534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374803459119497" calcext:value-type="float">
            <text:p>0.37480345911949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345125786163522" calcext:value-type="float">
            <text:p>0.34512578616352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507665094339623" calcext:value-type="float">
            <text:p>0.50766509433962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624213836477987" calcext:value-type="float">
            <text:p>0.62421383647798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605345911949686" calcext:value-type="float">
            <text:p>0.60534591194968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35809748427673" calcext:value-type="float">
            <text:p>0.3580974842767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630306603773585" calcext:value-type="float">
            <text:p>0.63030660377358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708529874213837" calcext:value-type="float">
            <text:p>0.70852987421383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658215408805031" calcext:value-type="float">
            <text:p>0.65821540880503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43278301886793" calcext:value-type="float">
            <text:p>0.6432783018867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404481132075472" calcext:value-type="float">
            <text:p>0.40448113207547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46187106918239" calcext:value-type="float">
            <text:p>0.4618710691823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430817610062893" calcext:value-type="float">
            <text:p>0.43081761006289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321737421383648" calcext:value-type="float">
            <text:p>0.32173742138364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458922955974843" calcext:value-type="float">
            <text:p>0.45892295597484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211674528301887" calcext:value-type="float">
            <text:p>0.21167452830188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223466981132075" calcext:value-type="float">
            <text:p>0.22346698113207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384827044025157" calcext:value-type="float">
            <text:p>0.38482704402515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319772012578616" calcext:value-type="float">
            <text:p>0.31977201257861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499803459119497" calcext:value-type="float">
            <text:p>0.49980345911949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359080188679245" calcext:value-type="float">
            <text:p>0.35908018867924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382665094339623" calcext:value-type="float">
            <text:p>0.38266509433962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199292452830189" calcext:value-type="float">
            <text:p>0.19929245283018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325864779874214" calcext:value-type="float">
            <text:p>0.32586477987421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425314465408805" calcext:value-type="float">
            <text:p>0.42531446540880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274174528301887" calcext:value-type="float">
            <text:p>0.27417452830188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25373427672956" calcext:value-type="float">
            <text:p>0.2537342767295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398388364779874" calcext:value-type="float">
            <text:p>0.39838836477987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273388364779874" calcext:value-type="float">
            <text:p>0.27338836477987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51061320754717" calcext:value-type="float">
            <text:p>0.5106132075471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225825471698113" calcext:value-type="float">
            <text:p>0.22582547169811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568985849056604" calcext:value-type="float">
            <text:p>0.56898584905660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342963836477987" calcext:value-type="float">
            <text:p>0.34296383647798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507665094339623" calcext:value-type="float">
            <text:p>0.50766509433962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497051886792453" calcext:value-type="float">
            <text:p>0.49705188679245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44752358490566" calcext:value-type="float">
            <text:p>0.4475235849056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261792452830189" calcext:value-type="float">
            <text:p>0.26179245283018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203223270440252" calcext:value-type="float">
            <text:p>0.20322327044025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393081761006289" calcext:value-type="float">
            <text:p>0.39308176100628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213443396226415" calcext:value-type="float">
            <text:p>0.21344339622641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283411949685535" calcext:value-type="float">
            <text:p>0.28341194968553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251572327044025" calcext:value-type="float">
            <text:p>0.25157232704402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286163522012579" calcext:value-type="float">
            <text:p>0.28616352201257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349449685534591" calcext:value-type="float">
            <text:p>0.34944968553459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417649371069182" calcext:value-type="float">
            <text:p>0.41764937106918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383058176100629" calcext:value-type="float">
            <text:p>0.38305817610062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514937106918239" calcext:value-type="float">
            <text:p>0.51493710691823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27122641509434" calcext:value-type="float">
            <text:p>0.2712264150943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402712264150943" calcext:value-type="float">
            <text:p>0.40271226415094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433176100628931" calcext:value-type="float">
            <text:p>0.43317610062893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48997641509434" calcext:value-type="float">
            <text:p>0.4899764150943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470715408805031" calcext:value-type="float">
            <text:p>0.47071540880503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374606918238994" calcext:value-type="float">
            <text:p>0.37460691823899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303459119496855" calcext:value-type="float">
            <text:p>0.30345911949685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309158805031447" calcext:value-type="float">
            <text:p>0.30915880503144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403694968553459" calcext:value-type="float">
            <text:p>0.40369496855345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392099056603774" calcext:value-type="float">
            <text:p>0.39209905660377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385809748427673" calcext:value-type="float">
            <text:p>0.38580974842767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383058176100629" calcext:value-type="float">
            <text:p>0.38305817610062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374017295597484" calcext:value-type="float">
            <text:p>0.37401729559748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365959119496855" calcext:value-type="float">
            <text:p>0.36595911949685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364583333333333" calcext:value-type="float">
            <text:p>0.36458333333333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354952830188679" calcext:value-type="float">
            <text:p>0.35495283018867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357311320754717" calcext:value-type="float">
            <text:p>0.35731132075471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354756289308176" calcext:value-type="float">
            <text:p>0.35475628930817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352397798742138" calcext:value-type="float">
            <text:p>0.35239779874213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348270440251572" calcext:value-type="float">
            <text:p>0.34827044025157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346108490566038" calcext:value-type="float">
            <text:p>0.34610849056603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342570754716981" calcext:value-type="float">
            <text:p>0.34257075471698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337657232704402" calcext:value-type="float">
            <text:p>0.33765723270440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334119496855346" calcext:value-type="float">
            <text:p>0.33411949685534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156643081761006" calcext:value-type="float">
            <text:p>0.15664308176100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29559748427673" calcext:value-type="float">
            <text:p>0.2955974842767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275550314465409" calcext:value-type="float">
            <text:p>0.27555031446540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154481132075472" calcext:value-type="float">
            <text:p>0.15448113207547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148191823899371" calcext:value-type="float">
            <text:p>0.14819182389937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134827044025157" calcext:value-type="float">
            <text:p>0.13482704402515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483490566037736" calcext:value-type="float">
            <text:p>0.04834905660377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459905660377359" calcext:value-type="float">
            <text:p>0.04599056603773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797955974842767" calcext:value-type="float">
            <text:p>0.07979559748427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88246855345912" calcext:value-type="float">
            <text:p>0.08824685534591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878537735849057" calcext:value-type="float">
            <text:p>0.08785377358490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864779874213837" calcext:value-type="float">
            <text:p>0.08647798742138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428459119496855" calcext:value-type="float">
            <text:p>0.04284591194968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426493710691824" calcext:value-type="float">
            <text:p>0.04264937106918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805817610062893" calcext:value-type="float">
            <text:p>0.08058176100628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80188679245283" calcext:value-type="float">
            <text:p>0.08018867924528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636792452830189" calcext:value-type="float">
            <text:p>0.06367924528301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744889937106918" calcext:value-type="float">
            <text:p>0.07448899371069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754716981132075" calcext:value-type="float">
            <text:p>0.07547169811320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693789308176101" calcext:value-type="float">
            <text:p>0.0693789308176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756682389937107" calcext:value-type="float">
            <text:p>0.07566823899371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744889937106918" calcext:value-type="float">
            <text:p>0.07448899371069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74685534591195" calcext:value-type="float">
            <text:p>0.07468553459119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744889937106918" calcext:value-type="float">
            <text:p>0.07448899371069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662342767295598" calcext:value-type="float">
            <text:p>0.0662342767295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640723270440252" calcext:value-type="float">
            <text:p>0.06407232704402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670204402515723" calcext:value-type="float">
            <text:p>0.06702044025157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656446540880503" calcext:value-type="float">
            <text:p>0.0656446540880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65251572327044" calcext:value-type="float">
            <text:p>0.065251572327044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648584905660378" calcext:value-type="float">
            <text:p>0.06485849056603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619103773584906" calcext:value-type="float">
            <text:p>0.06191037735849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609276729559748" calcext:value-type="float">
            <text:p>0.06092767295597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581761006289308" calcext:value-type="float">
            <text:p>0.05817610062893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756289308176101" calcext:value-type="float">
            <text:p>0.75628930817610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757861635220126" calcext:value-type="float">
            <text:p>0.75786163522012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748624213836478" calcext:value-type="float">
            <text:p>0.74862421383647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76002358490566" calcext:value-type="float">
            <text:p>0.7600235849056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745479559748428" calcext:value-type="float">
            <text:p>0.7454795597484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754127358490566" calcext:value-type="float">
            <text:p>0.75412735849056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758647798742138" calcext:value-type="float">
            <text:p>0.75864779874213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751375786163522" calcext:value-type="float">
            <text:p>0.75137578616352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745479559748428" calcext:value-type="float">
            <text:p>0.74547955974842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745479559748428" calcext:value-type="float">
            <text:p>0.74547955974842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744496855345912" calcext:value-type="float">
            <text:p>0.74449685534591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754716981132076" calcext:value-type="float">
            <text:p>0.75471698113207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751179245283019" calcext:value-type="float">
            <text:p>0.75117924528301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75314465408805" calcext:value-type="float">
            <text:p>0.7531446540880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745872641509434" calcext:value-type="float">
            <text:p>0.74587264150943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754127358490566" calcext:value-type="float">
            <text:p>0.75412735849056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758647798742138" calcext:value-type="float">
            <text:p>0.75864779874213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751965408805031" calcext:value-type="float">
            <text:p>0.75196540880503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744300314465409" calcext:value-type="float">
            <text:p>0.74430031446540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747051886792453" calcext:value-type="float">
            <text:p>0.747051886792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6:01:36.529981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6:01:40.176866488</meta:creation-date>
    <meta:editing-duration>PT16S</meta:editing-duration>
    <meta:editing-cycles>2</meta:editing-cycles>
    <meta:generator>LibreOffice/6.0.7.3$Linux_X86_64 LibreOffice_project/00m0$Build-3</meta:generator>
    <dc:date>2020-12-02T16:01:53.203978750</dc:date>
    <meta:document-statistic meta:table-count="1" meta:cell-count="30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6.459cm" svg:height="18.214cm" xlink:href=".." xlink:type="simple" chart:class="chart:scatter" chart:style-name="ch1">
        <chart:plot-area chart:style-name="ch2" table:cell-range-address="Sheet1.B1:Sheet1.B1514" svg:x="2.129cm" svg:y="0.364cm" svg:width="102.201cm" svg:height="17.486cm">
          <chartooo:coordinate-region svg:x="2.856cm" svg:y="0.564cm" svg:width="101.103cm" svg:height="16.63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514" chart:class="chart:scatter">
            <chart:data-point chart:repeated="15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3710691823899">
                <text:p>0.743710691823899</text:p>
                <draw:g>
                  <svg:desc>Sheet1.B1:Sheet1.B1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2138364779874">
                <text:p>0.742138364779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2924528301887">
                <text:p>0.74292452830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8427672955975">
                <text:p>0.748427672955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0589622641509">
                <text:p>0.750589622641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685534591195">
                <text:p>0.7468553459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9410377358491">
                <text:p>0.749410377358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5455974842767">
                <text:p>0.735455974842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7444968553459">
                <text:p>0.747444968553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5872641509434">
                <text:p>0.745872641509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3514150943396">
                <text:p>0.743514150943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687893081761">
                <text:p>0.75687893081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5872641509434">
                <text:p>0.745872641509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8844339622642">
                <text:p>0.758844339622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1572327044025">
                <text:p>0.751572327044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2924528301887">
                <text:p>0.742924528301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8451257861635">
                <text:p>0.758451257861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8034591194968">
                <text:p>0.748034591194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7075471698113">
                <text:p>0.757075471698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434748427673">
                <text:p>0.76434748427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2562893081761">
                <text:p>0.0422562893081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5070754716981">
                <text:p>0.405070754716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2932389937107">
                <text:p>0.412932389937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7327044025157">
                <text:p>0.447327044025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1407232704403">
                <text:p>0.431407232704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5408805031447">
                <text:p>0.465408805031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4819182389937">
                <text:p>0.464819182389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2287735849057">
                <text:p>0.472287735849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2091194968554">
                <text:p>0.472091194968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7397798742138">
                <text:p>0.477397798742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8553459119497">
                <text:p>0.468553459119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591194968554">
                <text:p>0.409591194968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0566037735849">
                <text:p>0.490566037735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4889937106918">
                <text:p>0.494889937106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5235849056604">
                <text:p>0.475235849056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6658805031447">
                <text:p>0.496658805031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4669811320755">
                <text:p>0.484669811320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6438679245283">
                <text:p>0.486438679245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4960691823899">
                <text:p>0.524960691823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251572327044">
                <text:p>0.40251572327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094339622642">
                <text:p>0.540094339622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2665094339623">
                <text:p>0.382665094339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4929245283019">
                <text:p>0.594929245283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3419811320755">
                <text:p>0.703419811320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0794025157233">
                <text:p>0.670794025157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6493710691824">
                <text:p>0.676493710691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8160377358491">
                <text:p>0.7181603773584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5165094339623">
                <text:p>0.695165094339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253144654088">
                <text:p>0.74253144654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8003144654088">
                <text:p>0.5680031446540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97720125786163">
                <text:p>0.6977201257861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5408805031446">
                <text:p>0.7154088050314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0495283018868">
                <text:p>0.710495283018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9143081761006">
                <text:p>0.719143081761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7948113207547">
                <text:p>0.627948113207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3537735849057">
                <text:p>0.503537735849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0511006289308">
                <text:p>0.550511006289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1768867924528">
                <text:p>0.7517688679245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7924528301887">
                <text:p>0.617924528301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0573899371069">
                <text:p>0.410573899371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1910377358491">
                <text:p>0.811910377358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133647798742">
                <text:p>0.640133647798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15055031446541">
                <text:p>0.815055031446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9488993710692">
                <text:p>0.449488993710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3820754716981">
                <text:p>0.623820754716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13089622641509">
                <text:p>0.813089622641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9426100628931">
                <text:p>0.839426100628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0235849056604">
                <text:p>0.850235849056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1022012578616">
                <text:p>0.8510220125786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062893081761">
                <text:p>0.85062893081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0338050314465">
                <text:p>0.810338050314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3207547169811">
                <text:p>0.863207547169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74410377358491">
                <text:p>0.874410377358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9693396226415">
                <text:p>0.869693396226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38246855345912">
                <text:p>0.838246855345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3482704402516">
                <text:p>0.813482704402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6045597484277">
                <text:p>0.736045597484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8474842767296">
                <text:p>0.51847484276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10691823899371">
                <text:p>0.710691823899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27633647798742">
                <text:p>0.827633647798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1045597484277">
                <text:p>0.8610455974842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4544025157233">
                <text:p>0.764544025157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6627358490566">
                <text:p>0.5666273584905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1996855345912">
                <text:p>0.9319968553459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8922955974843">
                <text:p>0.9589229559748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6564465408805">
                <text:p>0.956564465408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4048742138365">
                <text:p>0.804048742138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0157232704403">
                <text:p>0.400157232704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6957547169811">
                <text:p>0.956957547169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1438679245283">
                <text:p>0.8614386792452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1949685534591">
                <text:p>0.911949685534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8726415094339">
                <text:p>0.958726415094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9693396226415">
                <text:p>0.869693396226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1949685534591">
                <text:p>0.911949685534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9740566037736">
                <text:p>0.889740566037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8073899371069">
                <text:p>0.848073899371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6171383647799">
                <text:p>0.956171383647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4921383647799">
                <text:p>0.9249213836477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7177672955975">
                <text:p>0.967177672955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8301886792453">
                <text:p>0.778301886792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8545597484277">
                <text:p>0.5485455974842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0330188679245">
                <text:p>0.890330188679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2649371069182">
                <text:p>0.792649371069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39465408805031">
                <text:p>0.939465408805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4080188679245">
                <text:p>0.484080188679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4237421383648">
                <text:p>0.6342374213836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05385220125786">
                <text:p>0.705385220125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9709119496855">
                <text:p>0.459709119496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42099056603773">
                <text:p>0.6420990566037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75825471698113">
                <text:p>0.975825471698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2028301886793">
                <text:p>0.612028301886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810534591195">
                <text:p>0.77810534591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7720125786164">
                <text:p>0.947720125786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8718553459119">
                <text:p>0.538718553459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7452830188679">
                <text:p>0.917452830188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5408805031446">
                <text:p>0.9654088050314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2696540880503">
                <text:p>0.562696540880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1839622641509">
                <text:p>0.531839622641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6179245283019">
                <text:p>0.376179245283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436320754717">
                <text:p>0.35436320754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05149371069182">
                <text:p>0.605149371069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90448113207547">
                <text:p>0.6904481132075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5235849056604">
                <text:p>0.4752358490566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5322327044025">
                <text:p>0.595322327044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68710691823899">
                <text:p>0.868710691823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2610062893082">
                <text:p>0.9426100628930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9465408805031">
                <text:p>0.6894654088050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29245283019">
                <text:p>0.9699292452830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1737421383648">
                <text:p>0.8217374213836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4842767295598">
                <text:p>0.9748427672955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9638364779874">
                <text:p>0.6796383647798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84040880503145">
                <text:p>0.8840408805031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7963836477987">
                <text:p>0.4679638364779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9740566037736">
                <text:p>0.3897405660377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50786163522">
                <text:p>0.357507861635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5707547169811">
                <text:p>0.4257075471698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6808176100629">
                <text:p>0.4768081761006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2389937106918">
                <text:p>0.9323899371069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3270440251572">
                <text:p>0.9732704402515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3860062893082">
                <text:p>0.9738600628930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3812893081761">
                <text:p>0.953812893081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2877358490566">
                <text:p>0.472877358490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03498427672956">
                <text:p>0.403498427672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1305031446541">
                <text:p>0.4713050314465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83687106918239">
                <text:p>0.4836871069182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08254716981132">
                <text:p>0.508254716981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25432389937107">
                <text:p>0.725432389937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4630503144654">
                <text:p>0.6346305031446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0275157232704">
                <text:p>0.950275157232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3860062893082">
                <text:p>0.9738600628930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7397798742138">
                <text:p>0.9773977987421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3062106918239">
                <text:p>0.93062106918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32350628930818">
                <text:p>0.8323506289308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3985849056604">
                <text:p>0.9439858490566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3577044025157">
                <text:p>0.853577044025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6548742138365">
                <text:p>0.6165487421383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8183962264151">
                <text:p>0.4781839622641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3003144654088">
                <text:p>0.93003144654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1698113207547">
                <text:p>0.971698113207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3396226415094">
                <text:p>0.693396226415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5880503144654">
                <text:p>0.4158805031446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7602201257862">
                <text:p>0.3976022012578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8938679245283">
                <text:p>0.0489386792452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65566037735849">
                <text:p>0.03655660377358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73191823899371">
                <text:p>0.02731918238993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1918238993711">
                <text:p>0.0231918238993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89150943396226">
                <text:p>0.0389150943396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29952830188679">
                <text:p>0.02299528301886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7468553459119">
                <text:p>0.0257468553459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39779874213837">
                <text:p>0.02397798742138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10298742138365">
                <text:p>0.0210298742138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41981132075472">
                <text:p>0.03419811320754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2264150943396">
                <text:p>0.02122641509433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40487421383648">
                <text:p>0.0540487421383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93553459119497">
                <text:p>0.05935534591194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95518867924528">
                <text:p>0.0595518867924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85691823899371">
                <text:p>0.0585691823899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91588050314465">
                <text:p>0.05915880503144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91588050314465">
                <text:p>0.05915880503144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02908805031447">
                <text:p>0.0402908805031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52279874213837">
                <text:p>0.05522798742138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10298742138365">
                <text:p>0.0210298742138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06603773584906">
                <text:p>0.0306603773584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18160377358491">
                <text:p>0.0218160377358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97012578616352">
                <text:p>0.03970125786163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24056603773585">
                <text:p>0.02240566037735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06367924528302">
                <text:p>0.02063679245283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02672955974843">
                <text:p>0.0302672955974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4811320754717">
                <text:p>0.0294811320754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4606918238994">
                <text:p>0.374606918238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0935534591195">
                <text:p>0.980935534591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5235849056604">
                <text:p>0.975235849056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8577044025157">
                <text:p>0.9785770440251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42570754716981">
                <text:p>0.842570754716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6768867924528">
                <text:p>0.3767688679245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44889937106918">
                <text:p>0.7448899371069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80110062893082">
                <text:p>0.8801100628930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9465408805031">
                <text:p>0.6894654088050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7727987421384">
                <text:p>0.617727987421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1371855345912">
                <text:p>0.41371855345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34512578616352">
                <text:p>0.3345125786163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21776729559748">
                <text:p>0.421776729559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74882075471698">
                <text:p>0.5748820754716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63443396226415">
                <text:p>0.9634433962264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64229559748428">
                <text:p>0.964229559748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52712264150943">
                <text:p>0.6527122641509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09158805031446">
                <text:p>0.809158805031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1289308176101">
                <text:p>0.631289308176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45715408805031">
                <text:p>0.8457154088050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1501572327044">
                <text:p>0.715015723270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23231132075472">
                <text:p>0.6232311320754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3498427672956">
                <text:p>0.534984276729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1493710691824">
                <text:p>0.8014937106918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07979559748428">
                <text:p>0.807979559748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00746855345912">
                <text:p>0.9007468553459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84316037735849">
                <text:p>0.5843160377358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24646226415094">
                <text:p>0.724646226415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76454402515723">
                <text:p>0.5764544025157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2468553459119">
                <text:p>0.3824685534591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312106918239">
                <text:p>0.993121069182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88797169811321">
                <text:p>0.9887971698113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84944968553459">
                <text:p>0.684944968553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2334905660377">
                <text:p>0.9923349056603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9119496855346">
                <text:p>0.9591194968553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09512578616352">
                <text:p>0.7095125786163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50668238993711">
                <text:p>0.950668238993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7688679245283">
                <text:p>0.676886792452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82311320754717">
                <text:p>0.9823113207547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39072327044025">
                <text:p>0.939072327044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35338050314465">
                <text:p>0.9353380503144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8993710691824">
                <text:p>0.9889937106918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3270440251572">
                <text:p>0.9732704402515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2232704402516">
                <text:p>0.782232704402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53341194968553">
                <text:p>0.7533411949685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49724842767296">
                <text:p>0.5497248427672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49685534591195">
                <text:p>0.9496855345911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2264150943396">
                <text:p>0.9622641509433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0715408805031">
                <text:p>0.970715408805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4842767295598">
                <text:p>0.9748427672955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7004716981132">
                <text:p>0.977004716981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69929245283019">
                <text:p>0.469929245283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38050314465409">
                <text:p>0.838050314465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8380503144654">
                <text:p>0.9783805031446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56171383647799">
                <text:p>0.956171383647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63089622641509">
                <text:p>0.563089622641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62303459119497">
                <text:p>0.5623034591194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56171383647799">
                <text:p>0.9561713836477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2287735849057">
                <text:p>0.9722877358490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89779874213836">
                <text:p>0.9897798742138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24921383647799">
                <text:p>0.9249213836477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38482704402515">
                <text:p>0.9384827044025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38875786163522">
                <text:p>0.9388757861635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35259433962264">
                <text:p>0.735259433962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7790880503145">
                <text:p>0.9777908805031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997641509434">
                <text:p>0.489976415094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0408805031446">
                <text:p>0.8404088050314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21973270440252">
                <text:p>0.9219732704402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6069182389937">
                <text:p>0.9960691823899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82979559748428">
                <text:p>0.6829795597484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64465408805031">
                <text:p>0.5644654088050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628144654088">
                <text:p>0.586281446540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2189465408805">
                <text:p>0.721894654088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88011006289308">
                <text:p>0.9880110062893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87617924528302">
                <text:p>0.9876179245283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9080188679245">
                <text:p>0.8590801886792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7838050314465">
                <text:p>0.7478380503144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93278301886793">
                <text:p>0.3932783018867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86045597484277">
                <text:p>0.9860455974842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09905660377358">
                <text:p>0.7099056603773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36360062893082">
                <text:p>0.5363600628930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94811320754717">
                <text:p>0.7948113207547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84276729559748">
                <text:p>0.9842767295597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51454402515723">
                <text:p>0.9514544025157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48309748427673">
                <text:p>0.9483097484276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81525157232704">
                <text:p>0.9815251572327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36320754717">
                <text:p>0.97936320754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30974842767296">
                <text:p>0.8309748427672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35180817610063">
                <text:p>0.5351808176100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71383647798742">
                <text:p>0.6713836477987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31603773584905">
                <text:p>0.9316037735849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91430817610063">
                <text:p>0.6914308176100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3537735849057">
                <text:p>0.503537735849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1509433962264">
                <text:p>0.3915094339622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52987421383648">
                <text:p>0.8529874213836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9198113207547">
                <text:p>0.9091981132075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26297169811321">
                <text:p>0.9262971698113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0133647798742">
                <text:p>0.8901336477987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63050314465409">
                <text:p>0.9630503144654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24606918238994">
                <text:p>0.624606918238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16430817610063">
                <text:p>0.8164308176100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85259433962264">
                <text:p>0.985259433962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35927672955975">
                <text:p>0.9359276729559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0267295597484">
                <text:p>0.530267295597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9316037735849">
                <text:p>0.9593160377358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67570754716981">
                <text:p>0.9675707547169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4300314465409">
                <text:p>0.9943003144654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0762578616352">
                <text:p>0.9907625786163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57743710691824">
                <text:p>0.9577437106918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05267295597484">
                <text:p>0.905267295597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2334905660377">
                <text:p>0.9923349056603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04441823899371">
                <text:p>0.8044418238993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83883647798742">
                <text:p>0.9838836477987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1823899371069">
                <text:p>0.9418238993710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70676100628931">
                <text:p>0.870676100628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59316037735849">
                <text:p>0.9593160377358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19850628930818">
                <text:p>0.5198506289308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39072327044025">
                <text:p>0.939072327044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84080188679245">
                <text:p>0.984080188679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10927672955975">
                <text:p>0.8109276729559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24449685534591">
                <text:p>0.7244496855345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4064465408805">
                <text:p>0.940644654088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25511006289308">
                <text:p>0.9255110062893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57704402515723">
                <text:p>0.8577044025157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52830188679245">
                <text:p>0.9528301886792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6022012578616">
                <text:p>0.9760220125786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8577044025157">
                <text:p>0.9785770440251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69536163522013">
                <text:p>0.9695361635220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5039308176101">
                <text:p>0.9750393081761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6415094339623">
                <text:p>0.9764150943396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84473270440252">
                <text:p>0.9844732704402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53419811320755">
                <text:p>0.9534198113207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3687106918239">
                <text:p>0.836871069182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23545597484277">
                <text:p>0.9235455974842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83294025157233">
                <text:p>0.9832940251572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84669811320755">
                <text:p>0.9846698113207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84040880503145">
                <text:p>0.884040880503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69929245283019">
                <text:p>0.969929245283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2138364779874">
                <text:p>0.9921383647798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83294025157233">
                <text:p>0.9832940251572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36320754716981">
                <text:p>0.9363207547169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6698113207547">
                <text:p>0.8466981132075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29481132075472">
                <text:p>0.5294811320754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64308176100629">
                <text:p>0.6643081761006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59827044025157">
                <text:p>0.7598270440251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0762578616352">
                <text:p>0.9907625786163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46933962264151">
                <text:p>0.9469339622641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81525157232704">
                <text:p>0.9815251572327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17059748427673">
                <text:p>0.9170597484276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05110062893082">
                <text:p>0.5051100628930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95440251572327">
                <text:p>0.8954402515723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1352201257862">
                <text:p>0.9913522012578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35220125786163">
                <text:p>0.6352201257861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65448113207547">
                <text:p>0.5654481132075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5723270440252">
                <text:p>0.5157232704402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0959119496855">
                <text:p>0.9909591194968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82900943396226">
                <text:p>0.9829009433962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559748427673">
                <text:p>0.9795597484276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1352201257862">
                <text:p>0.9913522012578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84866352201258">
                <text:p>0.9848663522012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7126572327044">
                <text:p>0.871265723270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40762578616352">
                <text:p>0.7407625786163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69614779874214">
                <text:p>0.6696147798742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6022012578616">
                <text:p>0.9760220125786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58018867924528">
                <text:p>0.658018867924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44575471698113">
                <text:p>0.944575471698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81132075471698">
                <text:p>0.9811320754716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8062106918239">
                <text:p>0.680621069182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8404088050314">
                <text:p>0.7384040880503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56525157232704">
                <text:p>0.8565251572327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65408805031446">
                <text:p>0.9654088050314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2727987421384">
                <text:p>0.9927279874213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4496855345912">
                <text:p>0.9944968553459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13954402515723">
                <text:p>0.5139544025157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58372641509434">
                <text:p>0.558372641509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3502358490566">
                <text:p>0.635023584905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8341194968554">
                <text:p>0.8783411949685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59905660377358">
                <text:p>0.9599056603773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23349056603774">
                <text:p>0.9233490566037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40448113207547">
                <text:p>0.4404481132075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8250786163522">
                <text:p>0.982507861635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53694968553459">
                <text:p>0.6536949685534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00904088050314">
                <text:p>0.8009040880503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20400943396226">
                <text:p>0.9204009433962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21776729559748">
                <text:p>0.9217767295597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30424528301887">
                <text:p>0.9304245283018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05070754716981">
                <text:p>0.9050707547169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86635220125786">
                <text:p>0.9866352201257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87617924528302">
                <text:p>0.9876179245283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28066037735849">
                <text:p>0.4280660377358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0314465408805">
                <text:p>0.50314465408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06485849056604">
                <text:p>0.5064858490566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24921383647799">
                <text:p>0.9249213836477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30817610062893">
                <text:p>0.9308176100628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93907232704403">
                <text:p>0.4939072327044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05856918238994">
                <text:p>0.9058569182389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24921383647799">
                <text:p>0.9249213836477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71029874213837">
                <text:p>0.7710298742138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52987421383648">
                <text:p>0.8529874213836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8930817610063">
                <text:p>0.6289308176100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97130503144654">
                <text:p>0.6971305031446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93435534591195">
                <text:p>0.793435534591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9237421383648">
                <text:p>0.7592374213836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3474842767296">
                <text:p>0.6434748427672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56525157232704">
                <text:p>0.8565251572327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81289308176101">
                <text:p>0.881289308176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32468553459119">
                <text:p>0.6324685534591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56092767295598">
                <text:p>0.7560927672955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90055031446541">
                <text:p>0.6900550314465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24921383647799">
                <text:p>0.9249213836477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26690251572327">
                <text:p>0.9266902515723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21776729559748">
                <text:p>0.9217767295597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24921383647799">
                <text:p>0.9249213836477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29048742138365">
                <text:p>0.9290487421383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11399371069182">
                <text:p>0.5113993710691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93317610062893">
                <text:p>0.4933176100628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40841194968554">
                <text:p>0.440841194968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73860062893082">
                <text:p>0.9738600628930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71108490566038">
                <text:p>0.9711084905660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82547169811321">
                <text:p>0.5825471698113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70125786163522">
                <text:p>0.9701257861635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15723270440252">
                <text:p>0.5157232704402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7869496855346">
                <text:p>0.4278694968553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47916666666667">
                <text:p>0.447916666666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97562893081761">
                <text:p>0.2975628930817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73231132075472">
                <text:p>0.3732311320754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52358490566038">
                <text:p>0.7523584905660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77712264150943">
                <text:p>0.7777122641509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23309748427673">
                <text:p>0.823309748427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49921383647799">
                <text:p>0.5499213836477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22955974842767">
                <text:p>0.9229559748427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04638364779874">
                <text:p>0.03046383647798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24764150943396">
                <text:p>0.0524764150943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68003144654088">
                <text:p>0.05680031446540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44418238993711">
                <text:p>0.05444182389937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00707547169811">
                <text:p>0.03007075471698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81525157232704">
                <text:p>0.04815251572327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25275157232704">
                <text:p>0.8252751572327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27869496855346">
                <text:p>0.9278694968553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86202830188679">
                <text:p>0.8862028301886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52555031446541">
                <text:p>0.7525550314465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85534591194968">
                <text:p>0.6855345911949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92059748427673">
                <text:p>0.7920597484276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58490566037736">
                <text:p>0.8584905660377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94654088050314">
                <text:p>0.8946540880503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72602201257862">
                <text:p>0.7726022012578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45283018867924">
                <text:p>0.7452830188679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03694968553459">
                <text:p>0.4036949685534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29009433962264">
                <text:p>0.3290094339622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633647798742">
                <text:p>0.452633647798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18042452830189">
                <text:p>0.4180424528301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0872641509434">
                <text:p>0.708726415094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81525157232704">
                <text:p>0.9815251572327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14190251572327">
                <text:p>0.6141902515723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18238993710692">
                <text:p>0.4182389937106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3907232704402">
                <text:p>0.9939072327044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71698113207547">
                <text:p>0.9716981132075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29952830188679">
                <text:p>0.7299528301886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92099056603774">
                <text:p>0.3920990566037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18514150943396">
                <text:p>0.6185141509433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83058176100629">
                <text:p>0.8830581761006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59748427672956">
                <text:p>0.0597484276729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21580188679245">
                <text:p>0.9215801886792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70322327044025">
                <text:p>0.9703223270440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57940251572327">
                <text:p>0.9579402515723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68514150943396">
                <text:p>0.868514150943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89976415094339">
                <text:p>0.9899764150943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1352201257862">
                <text:p>0.9913522012578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10141509433962">
                <text:p>0.8101415094339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06446540880503">
                <text:p>0.9064465408805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24135220125786">
                <text:p>0.4241352201257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09551886792453">
                <text:p>0.8095518867924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69929245283019">
                <text:p>0.9699292452830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1548742138365">
                <text:p>0.9915487421383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0959119496855">
                <text:p>0.9909591194968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77004716981132">
                <text:p>0.9770047169811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4103773584905">
                <text:p>0.9941037735849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86045597484277">
                <text:p>0.9860455974842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3639937106918">
                <text:p>0.9636399371069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75235849056604">
                <text:p>0.9752358490566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28066037735849">
                <text:p>0.9280660377358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4449685534591">
                <text:p>0.974449685534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67374213836478">
                <text:p>0.9673742138364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34355345911949">
                <text:p>0.9343553459119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67570754716981">
                <text:p>0.9675707547169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86831761006289">
                <text:p>0.9868317610062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938679245283">
                <text:p>0.989386792452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3907232704402">
                <text:p>0.9939072327044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85849056603774">
                <text:p>0.9858490566037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68160377358491">
                <text:p>0.9681603773584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0369496855346">
                <text:p>0.9903694968553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06996855345912">
                <text:p>0.8069968553459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83687106918239">
                <text:p>0.9836871069182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80542452830189">
                <text:p>0.9805424528301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93238993710692">
                <text:p>0.7932389937106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28459119496855">
                <text:p>0.4284591194968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29205974842767">
                <text:p>0.8292059748427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95990566037736">
                <text:p>0.7959905660377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08411949685535">
                <text:p>0.9084119496855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16352201257862">
                <text:p>0.6163522012578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9622641509434">
                <text:p>0.396226415094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73584905660377">
                <text:p>0.7735849056603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8250786163522">
                <text:p>0.982507861635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49921383647799">
                <text:p>0.5499213836477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76022012578616">
                <text:p>0.9760220125786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3376572327044">
                <text:p>0.933765723270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12539308176101">
                <text:p>0.9125393081761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73466981132076">
                <text:p>0.9734669811320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32193396226415">
                <text:p>0.9321933962264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91548742138365">
                <text:p>0.4915487421383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76729559748428">
                <text:p>0.7767295597484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60534591194968">
                <text:p>0.5605345911949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72680817610063">
                <text:p>0.9726808176100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39465408805031">
                <text:p>0.9394654088050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11163522012579">
                <text:p>0.9111635220125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2315251572327">
                <text:p>0.923152515723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88246855345912">
                <text:p>0.5882468553459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86831761006289">
                <text:p>0.9868317610062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28380503144654">
                <text:p>0.7283805031446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88993710691824">
                <text:p>0.9889937106918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79795597484277">
                <text:p>0.5797955974842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89976415094339">
                <text:p>0.9899764150943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72091194968554">
                <text:p>0.9720911949685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7936320754717">
                <text:p>0.979363207547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87028301886792">
                <text:p>0.9870283018867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58254716981132">
                <text:p>0.7582547169811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66312893081761">
                <text:p>0.7663128930817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0959119496855">
                <text:p>0.9909591194968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86831761006289">
                <text:p>0.9868317610062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74842767295598">
                <text:p>0.9748427672955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88011006289308">
                <text:p>0.9880110062893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80935534591195">
                <text:p>0.9809355345911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59551886792453">
                <text:p>0.5595518867924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68356918238994">
                <text:p>0.9683569182389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62067610062893">
                <text:p>0.4620676100628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723270440252">
                <text:p>0.6407232704402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10102201257862">
                <text:p>0.7101022012578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6501572327044">
                <text:p>0.965015723270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68671383647799">
                <text:p>0.7686713836477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83490566037736">
                <text:p>0.9834905660377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5440251572327">
                <text:p>0.954402515723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82861635220126">
                <text:p>0.8828616352201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78301886792453">
                <text:p>0.7783018867924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17845911949686">
                <text:p>0.9178459119496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61084905660377">
                <text:p>0.9610849056603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31800314465409">
                <text:p>0.4318003144654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9685534591195">
                <text:p>0.496855345911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76808176100629">
                <text:p>0.4768081761006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73624213836478">
                <text:p>0.3736242138364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2374213836478">
                <text:p>0.423742138364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40723270440252">
                <text:p>0.6407232704402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51611635220126">
                <text:p>0.8516116352201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69300314465409">
                <text:p>0.8693003144654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52830188679245">
                <text:p>0.9528301886792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1627358490566">
                <text:p>0.916273584905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05778301886793">
                <text:p>0.7057783018867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8561320754717">
                <text:p>0.3885613207547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60180817610063">
                <text:p>0.6601808176100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19457547169811">
                <text:p>0.5194575471698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02122641509434">
                <text:p>0.9021226415094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53026729559748">
                <text:p>0.9530267295597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55699685534591">
                <text:p>0.7556996855345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49882075471698">
                <text:p>0.9498820754716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81328616352201">
                <text:p>0.9813286163522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88207547169811">
                <text:p>0.9882075471698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05503144654088">
                <text:p>0.5055031446540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643278301886793">
                <text:p>0.6432783018867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60377358490566">
                <text:p>0.6603773584905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605935534591195">
                <text:p>0.6059355345911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03066037735849">
                <text:p>0.3030660377358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03694968553459">
                <text:p>0.4036949685534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03026729559748">
                <text:p>0.7030267295597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49292452830189">
                <text:p>0.9492924528301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60888364779874">
                <text:p>0.9608883647798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36517295597484">
                <text:p>0.9365172955974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12814465408805">
                <text:p>0.6128144654088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80345911949686">
                <text:p>0.9803459119496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57547169811321">
                <text:p>0.9575471698113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51061320754717">
                <text:p>0.9510613207547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70676100628931">
                <text:p>0.3706761006289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0562106918239">
                <text:p>0.305621069182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633058176100629">
                <text:p>0.6330581761006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7688679245283">
                <text:p>0.676886792452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63875786163522">
                <text:p>0.5638757861635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52319182389937">
                <text:p>0.6523191823899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89740566037736">
                <text:p>0.3897405660377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33058176100629">
                <text:p>0.6330581761006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57704402515723">
                <text:p>0.8577044025157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85220125786164">
                <text:p>0.8852201257861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97012578616352">
                <text:p>0.3970125786163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0687893081761">
                <text:p>0.506878930817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7999213836478">
                <text:p>0.579992138364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94654088050314">
                <text:p>0.3946540880503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24056603773585">
                <text:p>0.7240566037735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03105345911949">
                <text:p>0.9031053459119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36753144654088">
                <text:p>0.5367531446540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88404088050314">
                <text:p>0.9884040880503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77397798742138">
                <text:p>0.9773977987421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89150943396226">
                <text:p>0.8891509433962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97562893081761">
                <text:p>0.7975628930817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43946540880503">
                <text:p>0.3439465408805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23506289308176">
                <text:p>0.3235062893081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60259433962264">
                <text:p>0.3602594339622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09630503144654">
                <text:p>0.5096305031446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94457547169811">
                <text:p>0.3944575471698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4009433962264">
                <text:p>0.9540094339622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0369496855346">
                <text:p>0.9903694968553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08058176100629">
                <text:p>0.5080581761006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84866352201258">
                <text:p>0.9848663522012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28262578616352">
                <text:p>0.9282625786163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87775157232704">
                <text:p>0.8877751572327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46029874213837">
                <text:p>0.6460298742138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59473270440252">
                <text:p>0.3594732704402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92924528301887">
                <text:p>0.4929245283018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88993710691824">
                <text:p>0.4889937106918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14033018867924">
                <text:p>0.7140330188679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95676100628931">
                <text:p>0.4956761006289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61635220125786">
                <text:p>0.8616352201257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21187106918239">
                <text:p>0.9211871069182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41941823899371">
                <text:p>0.7419418238993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07429245283019">
                <text:p>0.9074292452830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64819182389937">
                <text:p>0.9648191823899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22130503144654">
                <text:p>0.3221305031446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63836477987421">
                <text:p>0.4638364779874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4500786163522">
                <text:p>0.545007861635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93985849056604">
                <text:p>0.6939858490566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98034591194969">
                <text:p>0.4980345911949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97012578616352">
                <text:p>0.8970125786163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85062893081761">
                <text:p>0.9850628930817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27869496855346">
                <text:p>0.9278694968553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13089622641509">
                <text:p>0.8130896226415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49842767295598">
                <text:p>0.8498427672955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07940251572327">
                <text:p>0.7079402515723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02437106918239">
                <text:p>0.7024371069182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07429245283019">
                <text:p>0.4074292452830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578419811320755">
                <text:p>0.5784198113207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23545597484277">
                <text:p>0.9235455974842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72838050314465">
                <text:p>0.8728380503144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89583333333333">
                <text:p>0.98958333333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72248427672956">
                <text:p>0.8722484276729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88797169811321">
                <text:p>0.9887971698113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29441823899371">
                <text:p>0.9294418238993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80817610062893">
                <text:p>0.6808176100628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86792452830189">
                <text:p>0.8867924528301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74253144654088">
                <text:p>0.9742531446540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8561320754717">
                <text:p>0.885613207547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86202830188679">
                <text:p>0.8862028301886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71108490566038">
                <text:p>0.9711084905660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86438679245283">
                <text:p>0.9864386792452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8624213836478">
                <text:p>0.986242138364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30345911949686">
                <text:p>0.7303459119496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98388364779874">
                <text:p>0.8983883647798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94221698113208">
                <text:p>0.7942216981132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80699685534591">
                <text:p>0.8806996855345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20165094339623">
                <text:p>0.8201650943396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97798742138365">
                <text:p>0.8977987421383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0762578616352">
                <text:p>0.9907625786163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41391509433962">
                <text:p>0.8413915094339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00943396226415">
                <text:p>0.9009433962264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91509433962264">
                <text:p>0.8915094339622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559551886792453">
                <text:p>0.5595518867924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97798742138365">
                <text:p>0.3977987421383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06367924528302">
                <text:p>0.7063679245283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20322327044025">
                <text:p>0.7203223270440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04441823899371">
                <text:p>0.8044418238993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62342767295598">
                <text:p>0.6623427672955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85849056603774">
                <text:p>0.98584905660377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82311320754717">
                <text:p>0.9823113207547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21187106918239">
                <text:p>0.9211871069182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51808176100629">
                <text:p>0.8518081761006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4060534591195">
                <text:p>0.840605345911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27869496855346">
                <text:p>0.9278694968553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76022012578616">
                <text:p>0.9760220125786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21422955974843">
                <text:p>0.5214229559748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69064465408805">
                <text:p>0.7690644654088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78498427672956">
                <text:p>0.7784984276729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77397798742138">
                <text:p>0.9773977987421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35927672955975">
                <text:p>0.9359276729559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79559748427673">
                <text:p>0.9795597484276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48309748427673">
                <text:p>0.9483097484276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86045597484277">
                <text:p>0.9860455974842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36477987421384">
                <text:p>0.8364779874213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41037735849057">
                <text:p>0.9410377358490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76808176100629">
                <text:p>0.9768081761006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62342767295598">
                <text:p>0.6623427672955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74135220125786">
                <text:p>0.6741352201257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2413522012579">
                <text:p>0.6924135220125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22051886792453">
                <text:p>0.62205188679245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68356918238994">
                <text:p>0.46835691823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38836477987421">
                <text:p>0.3388364779874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53812893081761">
                <text:p>0.9538128930817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15487421383648">
                <text:p>0.9154874213836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86556603773585">
                <text:p>0.7865566037735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88364779874214">
                <text:p>0.8883647798742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78930817610063">
                <text:p>0.3789308176100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10259433962264">
                <text:p>0.6102594339622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70322327044025">
                <text:p>0.4703223270440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39661949685535">
                <text:p>0.4396619496855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495283018867925">
                <text:p>0.04952830188679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65566037735849">
                <text:p>0.03655660377358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32625786163522">
                <text:p>0.0326257861635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55660377358491">
                <text:p>0.6556603773584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88561320754717">
                <text:p>0.8885613207547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24724842767296">
                <text:p>0.9247248427672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89779874213836">
                <text:p>0.989779874213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89976415094339">
                <text:p>0.9899764150943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9253144654088">
                <text:p>0.992531446540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92059748427673">
                <text:p>0.7920597484276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60062893081761">
                <text:p>0.8600628930817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8938679245283">
                <text:p>0.989386792452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87342767295598">
                <text:p>0.7873427672955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77790880503145">
                <text:p>0.9777908805031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99331761006289">
                <text:p>0.7993317610062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05227987421384">
                <text:p>0.8052279874213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594929245283019">
                <text:p>0.5949292452830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62853773584906">
                <text:p>0.4628537735849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53223270440252">
                <text:p>0.9532232704402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77004716981132">
                <text:p>0.9770047169811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8938679245283">
                <text:p>0.989386792452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57940251572327">
                <text:p>0.9579402515723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28852201257862">
                <text:p>0.9288522012578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71698113207547">
                <text:p>0.9716981132075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08805031446541">
                <text:p>0.9088050314465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38561320754717">
                <text:p>0.6385613207547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66077044025157">
                <text:p>0.6660770440251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966981132075471">
                <text:p>0.9669811320754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81132075471698">
                <text:p>0.9811320754716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7936320754717">
                <text:p>0.979363207547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55110062893082">
                <text:p>0.7551100628930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73270440251572">
                <text:p>0.9732704402515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90526729559748">
                <text:p>0.8905267295597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75825471698113">
                <text:p>0.9758254716981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17727987421384">
                <text:p>0.61772798742138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78577044025157">
                <text:p>0.9785770440251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6128144654088">
                <text:p>0.961281446540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5809748427673">
                <text:p>0.858097484276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3502358490566">
                <text:p>0.635023584905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71305031446541">
                <text:p>0.9713050314465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78970125786164">
                <text:p>0.9789701257861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82900943396226">
                <text:p>0.9829009433962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82704402515723">
                <text:p>0.9827044025157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86045597484277">
                <text:p>0.9860455974842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92727987421384">
                <text:p>0.9927279874213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7877358490566">
                <text:p>0.978773584905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92138364779874">
                <text:p>0.9921383647798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4123427672956">
                <text:p>0.941234276729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80345911949686">
                <text:p>0.9803459119496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88797169811321">
                <text:p>0.9887971698113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7189465408805">
                <text:p>0.971894654088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62067610062893">
                <text:p>0.9620676100628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33451257861635">
                <text:p>0.6334512578616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51611635220126">
                <text:p>0.8516116352201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70911949685535">
                <text:p>0.9709119496855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92138364779874">
                <text:p>0.9921383647798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90959119496855">
                <text:p>0.9909591194968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7189465408805">
                <text:p>0.971894654088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90172955974843">
                <text:p>0.9901729559748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7189465408805">
                <text:p>0.971894654088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64033018867924">
                <text:p>0.9640330188679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58608490566038">
                <text:p>0.6586084905660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38168238993711">
                <text:p>0.6381682389937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97209119496855">
                <text:p>0.8972091194968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76808176100629">
                <text:p>0.97680817610062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59198113207547">
                <text:p>0.6591981132075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17610062893082">
                <text:p>0.8176100628930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89190251572327">
                <text:p>0.9891902515723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77790880503145">
                <text:p>0.9777908805031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77397798742138">
                <text:p>0.9773977987421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81721698113208">
                <text:p>0.9817216981132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70125786163522">
                <text:p>0.9701257861635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17452830188679">
                <text:p>0.9174528301886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70086477987421">
                <text:p>0.8700864779874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85062893081761">
                <text:p>0.9850628930817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70125786163522">
                <text:p>0.9701257861635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63404088050314">
                <text:p>0.3634040880503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69300314465409">
                <text:p>0.3693003144654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85849056603774">
                <text:p>0.4858490566037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05581761006289">
                <text:p>0.7055817610062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05070754716981">
                <text:p>0.9050707547169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55188679245283">
                <text:p>0.9551886792452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23860062893082">
                <text:p>0.7238600628930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86988993710692">
                <text:p>0.8869889937106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84119496855346">
                <text:p>0.5841194968553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13679245283019">
                <text:p>0.8136792452830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04638364779874">
                <text:p>0.8046383647798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52201257861635">
                <text:p>0.8522012578616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56564465408805">
                <text:p>0.4565644654088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19143081761006">
                <text:p>0.7191430817610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2999213836478">
                <text:p>0.829992138364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83687106918239">
                <text:p>0.48368710691823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21816037735849">
                <text:p>0.5218160377358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84748427672956">
                <text:p>0.01847484276729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10298742138365">
                <text:p>0.02102987421383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10298742138365">
                <text:p>0.02102987421383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450078616352201">
                <text:p>0.04500786163522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408805031446541">
                <text:p>0.04088050314465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404874213836478">
                <text:p>0.040487421383647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534591194968554">
                <text:p>0.05345911949685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0440251572327">
                <text:p>0.0204402515723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200471698113208">
                <text:p>0.02004716981132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94575471698113">
                <text:p>0.01945754716981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17059748427673">
                <text:p>0.4170597484276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1686320754717">
                <text:p>0.416863207547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13050314465409">
                <text:p>0.7130503144654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73938679245283">
                <text:p>0.6739386792452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83058176100629">
                <text:p>0.3830581761006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97012578616352">
                <text:p>0.8970125786163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985849056604">
                <text:p>0.8189858490566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53380503144654">
                <text:p>0.8533805031446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59944968553459">
                <text:p>0.5599449685534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753144654088">
                <text:p>0.867531446540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32193396226415">
                <text:p>0.9321933962264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62657232704402">
                <text:p>0.9626572327044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27397798742138">
                <text:p>0.7273977987421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65094339622642">
                <text:p>0.6650943396226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62853773584905">
                <text:p>0.9628537735849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7063679245283">
                <text:p>0.770636792452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15841194968554">
                <text:p>0.8158411949685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01139937106918">
                <text:p>0.9011399371069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37735849056604">
                <text:p>0.5377358490566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88482704402516">
                <text:p>0.6884827044025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4811320754717">
                <text:p>0.948113207547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77594339622642">
                <text:p>0.9775943396226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88404088050314">
                <text:p>0.9884040880503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2059748427673">
                <text:p>0.9205974842767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1128144654088">
                <text:p>0.711281446540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8250786163522">
                <text:p>0.482507861635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6812106918239">
                <text:p>0.3681210691823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6753144654088">
                <text:p>0.367531446540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67963836477987">
                <text:p>0.9679638364779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77790880503145">
                <text:p>0.9777908805031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54323899371069">
                <text:p>0.7543238993710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8565251572327">
                <text:p>0.985652515723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5184748427673">
                <text:p>0.951847484276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85849056603774">
                <text:p>0.9858490566037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92924528301887">
                <text:p>0.9929245283018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46933962264151">
                <text:p>0.9469339622641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86438679245283">
                <text:p>0.9864386792452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41194968553459">
                <text:p>0.8411949685534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03301886792453">
                <text:p>0.9033018867924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88797169811321">
                <text:p>0.9887971698113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83883647798742">
                <text:p>0.9838836477987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09787735849057">
                <text:p>0.9097877358490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64426100628931">
                <text:p>0.9644261006289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616155660377358">
                <text:p>0.6161556603773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7248427672956">
                <text:p>0.472484276729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14111635220126">
                <text:p>0.9141116352201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88993710691824">
                <text:p>0.9889937106918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93907232704402">
                <text:p>0.9939072327044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88011006289308">
                <text:p>0.9880110062893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83490566037736">
                <text:p>0.9834905660377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30227987421384">
                <text:p>0.9302279874213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36006289308176">
                <text:p>0.6360062893081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85416666666667">
                <text:p>0.3854166666666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7936320754717">
                <text:p>0.979363207547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73702830188679">
                <text:p>0.5737028301886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85062893081761">
                <text:p>0.9850628930817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88404088050314">
                <text:p>0.9884040880503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77201257861635">
                <text:p>0.9772012578616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85259433962264">
                <text:p>0.9852594339622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12735849056604">
                <text:p>0.91273584905660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86831761006289">
                <text:p>0.9868317610062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88207547169811">
                <text:p>0.9882075471698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77594339622642">
                <text:p>0.9775943396226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937893081761006">
                <text:p>0.9378930817610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36713836477987">
                <text:p>0.9367138364779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87617924528302">
                <text:p>0.9876179245283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91352201257862">
                <text:p>0.9913522012578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87617924528302">
                <text:p>0.9876179245283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32783018867924">
                <text:p>0.9327830188679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92727987421384">
                <text:p>0.9927279874213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01139937106918">
                <text:p>0.9011399371069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92727987421384">
                <text:p>0.9927279874213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86635220125786">
                <text:p>0.9866352201257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91155660377358">
                <text:p>0.9911556603773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52437106918239">
                <text:p>0.9524371069182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731721698113208">
                <text:p>0.7317216981132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57114779874214">
                <text:p>0.8571147798742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36477987421384">
                <text:p>0.8364779874213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48899371069182">
                <text:p>0.9488993710691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56721698113208">
                <text:p>0.8567216981132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8624213836478">
                <text:p>0.986242138364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357704402515723">
                <text:p>0.03577044025157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73860062893082">
                <text:p>0.97386006289308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95283018867924">
                <text:p>0.9952830188679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85849056603774">
                <text:p>0.9858490566037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88797169811321">
                <text:p>0.9887971698113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36910377358491">
                <text:p>0.9369103773584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9198113207547">
                <text:p>0.9091981132075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05817610062893">
                <text:p>0.8058176100628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8938679245283">
                <text:p>0.989386792452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89701257861635">
                <text:p>0.7897012578616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91352201257862">
                <text:p>0.9913522012578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69536163522013">
                <text:p>0.9695361635220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75039308176101">
                <text:p>0.9750393081761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31761006289308">
                <text:p>0.8317610062893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21147798742138">
                <text:p>0.8211477987421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0235849056604">
                <text:p>0.8502358490566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66981132075471">
                <text:p>0.96698113207547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96422955974843">
                <text:p>0.8964229559748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40055031446541">
                <text:p>0.9400550314465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81132075471698">
                <text:p>0.9811320754716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55345911949686">
                <text:p>0.8553459119496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83687106918239">
                <text:p>0.9836871069182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99567610062893">
                <text:p>0.8995676100628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92138364779874">
                <text:p>0.9921383647798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94103773584905">
                <text:p>0.9941037735849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68160377358491">
                <text:p>0.9681603773584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76768867924528">
                <text:p>0.8767688679245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83490566037736">
                <text:p>0.9834905660377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74842767295598">
                <text:p>0.9748427672955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86045597484277">
                <text:p>0.4860455974842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52004716981132">
                <text:p>0.8520047169811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50786163522013">
                <text:p>0.7507861635220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634040880503145">
                <text:p>0.6340408805031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81918238993711">
                <text:p>0.9819182389937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77751572327044">
                <text:p>0.8777515723270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93474842767296">
                <text:p>0.8934748427672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7621855345912">
                <text:p>0.976218553459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25707547169811">
                <text:p>0.9257075471698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27633647798742">
                <text:p>0.8276336477987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5330188679245">
                <text:p>0.7653301886792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7900943396226">
                <text:p>0.8579009433962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66981132075471">
                <text:p>0.9669811320754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78577044025157">
                <text:p>0.9785770440251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2413522012579">
                <text:p>0.9424135220125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82311320754717">
                <text:p>0.9823113207547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90172955974843">
                <text:p>0.9901729559748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19614779874214">
                <text:p>0.9196147798742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78577044025157">
                <text:p>0.9785770440251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87224842767296">
                <text:p>0.9872248427672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81721698113208">
                <text:p>0.9817216981132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09787735849057">
                <text:p>0.4097877358490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733687106918239">
                <text:p>0.7336871069182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38443396226415">
                <text:p>0.8384433962264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2185534591195">
                <text:p>0.621855345911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710298742138365">
                <text:p>0.7102987421383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19221698113208">
                <text:p>0.9192216981132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80699685534591">
                <text:p>0.8806996855345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24331761006289">
                <text:p>0.9243317610062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722877358490566">
                <text:p>0.7228773584905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777908805031446">
                <text:p>0.7779088050314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03459119496855">
                <text:p>0.8034591194968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91116352201258">
                <text:p>0.3911163522012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74017295597484">
                <text:p>0.3740172955974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75746855345912">
                <text:p>0.7757468553459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379323899371069">
                <text:p>0.03793238993710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589622641509434">
                <text:p>0.05896226415094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58372641509434">
                <text:p>0.0583726415094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589622641509434">
                <text:p>0.05896226415094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381289308176101">
                <text:p>0.03812893081761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554245283018868">
                <text:p>0.05542452830188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491352201257862">
                <text:p>0.04913522012578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424528301886792">
                <text:p>0.04245283018867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454009433962264">
                <text:p>0.04540094339622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29952830188679">
                <text:p>0.02299528301886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540487421383648">
                <text:p>0.05404874213836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591588050314465">
                <text:p>0.05915880503144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593553459119497">
                <text:p>0.05935534591194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564072327044025">
                <text:p>0.05640723270440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75393081761006">
                <text:p>0.03753930817610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79559748427673">
                <text:p>0.04795597484276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546383647798742">
                <text:p>0.05463836477987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367531446540881">
                <text:p>0.03675314465408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591588050314465">
                <text:p>0.05915880503144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546383647798742">
                <text:p>0.054638364779874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465801886792453">
                <text:p>0.04658018867924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349842767295598">
                <text:p>0.03498427672955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442216981132075">
                <text:p>0.04422169811320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573899371069182">
                <text:p>0.05738993710691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414701257861635">
                <text:p>0.04147012578616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595518867924528">
                <text:p>0.05955188679245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389150943396226">
                <text:p>0.03891509433962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595518867924528">
                <text:p>0.05955188679245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383254716981132">
                <text:p>0.03832547169811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324292452830189">
                <text:p>0.03242924528301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42059748427673">
                <text:p>0.0420597484276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542452830188679">
                <text:p>0.05424528301886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591588050314465">
                <text:p>0.05915880503144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49842767295598">
                <text:p>0.03498427672955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546383647798742">
                <text:p>0.054638364779874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42059748427673">
                <text:p>0.04205974842767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259433962264151">
                <text:p>0.02594339622641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532625786163522">
                <text:p>0.05326257861635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595518867924528">
                <text:p>0.059551886792452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432389937106918">
                <text:p>0.043238993710691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206367924528302">
                <text:p>0.02063679245283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345911949685535">
                <text:p>0.034591194968553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499213836477987">
                <text:p>0.049921383647798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38522012578616">
                <text:p>0.053852201257861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381289308176101">
                <text:p>0.03812893081761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589622641509434">
                <text:p>0.058962264150943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593553459119497">
                <text:p>0.059355345911949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763561320754717">
                <text:p>0.76356132075471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86045597484277">
                <text:p>0.98604559748427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88207547169811">
                <text:p>0.9882075471698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5440251572327">
                <text:p>0.954402515723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54205974842767">
                <text:p>0.9542059748427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78183962264151">
                <text:p>0.9781839622641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58372641509434">
                <text:p>0.5837264150943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82311320754717">
                <text:p>0.9823113207547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90762578616352">
                <text:p>0.99076257861635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97641509433962">
                <text:p>0.9976415094339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95479559748428">
                <text:p>0.99547955974842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60298742138365">
                <text:p>0.96029874213836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94103773584905">
                <text:p>0.9941037735849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87421383647799">
                <text:p>0.98742138364779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90055031446541">
                <text:p>0.69005503144654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880110062893082">
                <text:p>0.88011006289308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82114779874214">
                <text:p>0.98211477987421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7248427672956">
                <text:p>0.9724842767295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69536163522013">
                <text:p>0.9695361635220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83294025157233">
                <text:p>0.9832940251572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72877358490566">
                <text:p>0.9728773584905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93514150943396">
                <text:p>0.9935141509433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93514150943396">
                <text:p>0.99351415094339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89976415094339">
                <text:p>0.98997641509433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3003144654088">
                <text:p>0.9300314465408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84276729559748">
                <text:p>0.9842767295597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68553459119497">
                <text:p>0.9685534591194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90369496855346">
                <text:p>0.99036949685534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53026729559748">
                <text:p>0.9530267295597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632468553459119">
                <text:p>0.63246855345911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64622641509434">
                <text:p>0.9646226415094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82114779874214">
                <text:p>0.9821147798742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70911949685535">
                <text:p>0.97091194968553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87814465408805">
                <text:p>0.9878144654088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27672955974843">
                <text:p>0.92767295597484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630896226415094">
                <text:p>0.63089622641509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36320754716981">
                <text:p>0.9363207547169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82704402515723">
                <text:p>0.98270440251572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80345911949686">
                <text:p>0.9803459119496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779677672955975">
                <text:p>0.7796776729559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757468553459119">
                <text:p>0.7574685534591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84827044025157">
                <text:p>0.88482704402515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892885220125786">
                <text:p>0.8928852201257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88600628930818">
                <text:p>0.9886006289308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7936320754717">
                <text:p>0.979363207547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78183962264151">
                <text:p>0.9781839622641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94889937106918">
                <text:p>0.9948899371069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75235849056604">
                <text:p>0.97523584905660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94889937106918">
                <text:p>0.9948899371069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886792452830189">
                <text:p>0.88679245283018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78341194968554">
                <text:p>0.87834119496855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740762578616352">
                <text:p>0.7407625786163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773977987421384">
                <text:p>0.77397798742138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688089622641509">
                <text:p>0.68808962264150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87617924528302">
                <text:p>0.9876179245283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986635220125786">
                <text:p>0.98663522012578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88797169811321">
                <text:p>0.98879716981132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85062893081761">
                <text:p>0.9850628930817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981132075471698">
                <text:p>0.9811320754716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47916666666667">
                <text:p>0.9479166666666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88404088050314">
                <text:p>0.9884040880503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985455974842767">
                <text:p>0.9854559748427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869103773584905">
                <text:p>0.8691037735849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29834905660377">
                <text:p>0.92983490566037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987814465408805">
                <text:p>0.9878144654088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986831761006289">
                <text:p>0.98683176100628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991352201257862">
                <text:p>0.99135220125786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970518867924528">
                <text:p>0.97051886792452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515919811320755">
                <text:p>0.51591981132075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775157232704403">
                <text:p>0.77515723270440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54127358490566">
                <text:p>0.5412735849056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668238993710692">
                <text:p>0.66823899371069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622051886792453">
                <text:p>0.62205188679245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382075471698113">
                <text:p>0.3820754716981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2562893081761">
                <text:p>0.67256289308176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627358490566038">
                <text:p>0.62735849056603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754127358490566">
                <text:p>0.7541273584905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25707547169811">
                <text:p>0.9257075471698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86438679245283">
                <text:p>0.98643867924528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5184748427673">
                <text:p>0.951847484276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735849056603773">
                <text:p>0.73584905660377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820558176100629">
                <text:p>0.82055817610062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629913522012579">
                <text:p>0.62991352201257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815251572327044">
                <text:p>0.8152515723270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356721698113208">
                <text:p>0.3567216981132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717570754716981">
                <text:p>0.71757075471698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477397798742138">
                <text:p>0.47739779874213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302869496855346">
                <text:p>0.30286949685534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96383647798742">
                <text:p>0.29638364779874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80542452830189">
                <text:p>0.4805424528301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718946540880503">
                <text:p>0.71894654088050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632075471698113">
                <text:p>0.63207547169811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766312893081761">
                <text:p>0.76631289308176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369300314465409">
                <text:p>0.3693003144654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763561320754717">
                <text:p>0.76356132075471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785377358490566">
                <text:p>0.7853773584905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941037735849057">
                <text:p>0.9410377358490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883254716981132">
                <text:p>0.8832547169811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11910377358491">
                <text:p>0.8119103773584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13404088050314">
                <text:p>0.6134040880503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449882075471698">
                <text:p>0.4498820754716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396619496855346">
                <text:p>0.3966194968553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77437106918239">
                <text:p>0.7743710691823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8608490566038">
                <text:p>0.65860849056603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814268867924528">
                <text:p>0.81426886792452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987617924528302">
                <text:p>0.98761792452830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84080188679245">
                <text:p>0.98408018867924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60849056603774">
                <text:p>0.86084905660377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975235849056604">
                <text:p>0.97523584905660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972091194968554">
                <text:p>0.97209119496855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22759433962264">
                <text:p>0.92275943396226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570558176100629">
                <text:p>0.57055817610062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617138364779874">
                <text:p>0.61713836477987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44575471698113">
                <text:p>0.4445754716981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872838050314465">
                <text:p>0.87283805031446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88993710691824">
                <text:p>0.48899371069182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00589622641509">
                <text:p>0.50058962264150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933372641509434">
                <text:p>0.93337264150943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952633647798742">
                <text:p>0.9526336477987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376768867924528">
                <text:p>0.37676886792452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40094339622642">
                <text:p>0.5400943396226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4186320754717">
                <text:p>0.541863207547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933372641509434">
                <text:p>0.93337264150943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81328616352201">
                <text:p>0.9813286163522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985455974842767">
                <text:p>0.9854559748427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983883647798742">
                <text:p>0.98388364779874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994300314465409">
                <text:p>0.99430031446540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994300314465409">
                <text:p>0.9943003144654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98624213836478">
                <text:p>0.9862421383647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90369496855346">
                <text:p>0.99036949685534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983883647798742">
                <text:p>0.9838836477987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722091194968553">
                <text:p>0.72209119496855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962657232704402">
                <text:p>0.96265723270440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839819182389937">
                <text:p>0.83981918238993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977397798742138">
                <text:p>0.97739779874213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90369496855346">
                <text:p>0.9903694968553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927672955974843">
                <text:p>0.92767295597484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693985849056604">
                <text:p>0.6939858490566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944575471698113">
                <text:p>0.9445754716981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9312106918239">
                <text:p>0.9931210691823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931014150943396">
                <text:p>0.93101415094339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992727987421384">
                <text:p>0.99272798742138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925117924528302">
                <text:p>0.92511792452830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58922955974843">
                <text:p>0.9589229559748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979756289308176">
                <text:p>0.9797562893081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89190251572327">
                <text:p>0.8919025157232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693199685534591">
                <text:p>0.6931996855345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95872641509434">
                <text:p>0.99587264150943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989976415094339">
                <text:p>0.98997641509433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731328616352201">
                <text:p>0.7313286163522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635416666666667">
                <text:p>0.6354166666666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881289308176101">
                <text:p>0.881289308176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973860062893082">
                <text:p>0.97386006289308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886988993710692">
                <text:p>0.8869889937106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982114779874214">
                <text:p>0.98211477987421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665880503144654">
                <text:p>0.66588050314465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94752358490566">
                <text:p>0.947523584905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953812893081761">
                <text:p>0.95381289308176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790683962264151">
                <text:p>0.79068396226415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919418238993711">
                <text:p>0.9194182389937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915290880503145">
                <text:p>0.91529088050314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992924528301887">
                <text:p>0.99292452830188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644064465408805">
                <text:p>0.6440644654088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828223270440252">
                <text:p>0.8282232704402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469929245283019">
                <text:p>0.4699292452830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797562893081761">
                <text:p>0.79756289308176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717177672955975">
                <text:p>0.71717767295597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40998427672956">
                <text:p>0.409984276729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88207547169811">
                <text:p>0.9882075471698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997444968553459">
                <text:p>0.9974449685534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973860062893082">
                <text:p>0.97386006289308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795204402515723">
                <text:p>0.79520440251572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855149371069182">
                <text:p>0.8551493710691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986438679245283">
                <text:p>0.98643867924528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985455974842767">
                <text:p>0.9854559748427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45754716981132">
                <text:p>0.9457547169811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895047169811321">
                <text:p>0.89504716981132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975825471698113">
                <text:p>0.9758254716981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860455974842767">
                <text:p>0.86045597484276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853380503144654">
                <text:p>0.85338050314465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815251572327044">
                <text:p>0.81525157232704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820951257861635">
                <text:p>0.82095125786163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974646226415094">
                <text:p>0.97464622641509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964033018867924">
                <text:p>0.96403301886792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995676100628931">
                <text:p>0.99567610062893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995872641509434">
                <text:p>0.9958726415094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986831761006289">
                <text:p>0.98683176100628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984669811320755">
                <text:p>0.9846698113207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989976415094339">
                <text:p>0.9899764150943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923349056603774">
                <text:p>0.92334905660377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06289308176101">
                <text:p>0.50628930817610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464033018867925">
                <text:p>0.4640330188679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608294025157233">
                <text:p>0.6082940251572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58411949685535">
                <text:p>0.65841194968553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463836477987421">
                <text:p>0.046383647798742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575864779874214">
                <text:p>0.057586477987421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985259433962264">
                <text:p>0.98525943396226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993907232704402">
                <text:p>0.99390723270440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620479559748428">
                <text:p>0.6204795597484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640526729559748">
                <text:p>0.6405267295597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895047169811321">
                <text:p>0.8950471698113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69025157232704">
                <text:p>0.66902515723270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91548742138365">
                <text:p>0.99154874213836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341194968553459">
                <text:p>0.34119496855345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433569182389937">
                <text:p>0.43356918238993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22366352201258">
                <text:p>0.92236635220125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958529874213836">
                <text:p>0.95852987421383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392295597484277">
                <text:p>0.39229559748427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61674528301887">
                <text:p>0.96167452830188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475235849056604">
                <text:p>0.47523584905660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323899371069182">
                <text:p>0.32389937106918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639150943396226">
                <text:p>0.63915094339622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642099056603773">
                <text:p>0.64209905660377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981132075471698">
                <text:p>0.98113207547169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662539308176101">
                <text:p>0.6625393081761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700275157232704">
                <text:p>0.70027515723270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987814465408805">
                <text:p>0.98781446540880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81014150943396">
                <text:p>0.68101415094339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84748427672956">
                <text:p>0.68474842767295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08805031446541">
                <text:p>0.4088050314465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711674528301887">
                <text:p>0.71167452830188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91430817610063">
                <text:p>0.69143081761006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87814465408805">
                <text:p>0.8781446540880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971108490566038">
                <text:p>0.97110849056603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919025157232704">
                <text:p>0.91902515723270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92059748427673">
                <text:p>0.29205974842767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990762578616352">
                <text:p>0.9907625786163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881289308176101">
                <text:p>0.88128930817610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984276729559748">
                <text:p>0.9842767295597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537932389937107">
                <text:p>0.53793238993710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744889937106918">
                <text:p>0.74488993710691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549528301886793">
                <text:p>0.54952830188679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99724842767296">
                <text:p>0.29972484276729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593553459119497">
                <text:p>0.059355345911949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59748427672956">
                <text:p>0.05974842767295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573899371069182">
                <text:p>0.057389937106918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473663522012579">
                <text:p>0.047366352201257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53301886792453">
                <text:p>0.65330188679245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597287735849057">
                <text:p>0.59728773584905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472287735849057">
                <text:p>0.47228773584905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561517295597484">
                <text:p>0.56151729559748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968356918238994">
                <text:p>0.9683569182389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23427672955975">
                <text:p>0.62342767295597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797955974842767">
                <text:p>0.79795597484276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98309748427673">
                <text:p>0.9830974842767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983883647798742">
                <text:p>0.98388364779874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995086477987421">
                <text:p>0.99508647798742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859473270440252">
                <text:p>0.85947327044025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935534591194968">
                <text:p>0.93553459119496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835888364779874">
                <text:p>0.83588836477987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979756289308176">
                <text:p>0.97975628930817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996462264150943">
                <text:p>0.9964622641509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573899371069182">
                <text:p>0.057389937106918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786949685534591">
                <text:p>0.78694968553459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981525157232704">
                <text:p>0.98152515723270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31367924528302">
                <text:p>0.3313679245283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726415094339623">
                <text:p>0.72641509433962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921187106918239">
                <text:p>0.92118710691823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576454402515723">
                <text:p>0.5764544025157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943199685534591">
                <text:p>0.94319968553459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92334905660377">
                <text:p>0.9923349056603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994693396226415">
                <text:p>0.99469339622641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849842767295598">
                <text:p>0.84984276729559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991745283018868">
                <text:p>0.99174528301886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91941823899371">
                <text:p>0.99194182389937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86595911949686">
                <text:p>0.88659591194968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833726415094339">
                <text:p>0.83372641509433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965998427672956">
                <text:p>0.96599842767295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5998427672956">
                <text:p>0.96599842767295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557389937106918">
                <text:p>0.55738993710691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909001572327044">
                <text:p>0.90900157232704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727201257861635">
                <text:p>0.72720125786163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24685534591195">
                <text:p>0.32468553459119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963639937106918">
                <text:p>0.96363993710691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790487421383648">
                <text:p>0.79048742138364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573899371069182">
                <text:p>0.057389937106918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990959119496855">
                <text:p>0.99095911949685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994889937106918">
                <text:p>0.99488993710691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984866352201258">
                <text:p>0.9848663522012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947916666666667">
                <text:p>0.94791666666666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85455974842767">
                <text:p>0.4854559748427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51493710691824">
                <text:p>0.55149371069182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994300314465409">
                <text:p>0.99430031446540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987224842767296">
                <text:p>0.98722484276729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994693396226415">
                <text:p>0.9946933962264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796776729559748">
                <text:p>0.79677672955974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994889937106918">
                <text:p>0.9948899371069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803262578616352">
                <text:p>0.80326257861635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905856918238994">
                <text:p>0.90585691823899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924135220125786">
                <text:p>0.92413522012578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993317610062893">
                <text:p>0.99331761006289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99253144654088">
                <text:p>0.9925314465408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996462264150943">
                <text:p>0.9964622641509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96069182389937">
                <text:p>0.99606918238993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991941823899371">
                <text:p>0.99194182389937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983687106918239">
                <text:p>0.98368710691823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853183962264151">
                <text:p>0.8531839622641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19811320754717">
                <text:p>0.91981132075471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958726415094339">
                <text:p>0.95872641509433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801100628930818">
                <text:p>0.8011006289308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663522012578616">
                <text:p>0.66352201257861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601611635220126">
                <text:p>0.60161163522012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71422955974843">
                <text:p>0.77142295597484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983687106918239">
                <text:p>0.98368710691823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981918238993711">
                <text:p>0.9819182389937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993317610062893">
                <text:p>0.99331761006289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928852201257862">
                <text:p>0.92885220125786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827240566037736">
                <text:p>0.82724056603773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176297169811321">
                <text:p>0.17629716981132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959316037735849">
                <text:p>0.9593160377358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656839622641509">
                <text:p>0.65683962264150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69064465408805">
                <text:p>0.76906446540880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573899371069182">
                <text:p>0.5738993710691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644850628930818">
                <text:p>0.64485062893081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16430817610063">
                <text:p>0.81643081761006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956761006289308">
                <text:p>0.95676100628930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931210691823899">
                <text:p>0.9312106918238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944575471698113">
                <text:p>0.94457547169811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970911949685535">
                <text:p>0.97091194968553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992334905660377">
                <text:p>0.99233490566037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955188679245283">
                <text:p>0.95518867924528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988207547169811">
                <text:p>0.98820754716981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984276729559748">
                <text:p>0.98427672955974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896226415094339">
                <text:p>0.89622641509433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863207547169811">
                <text:p>0.8632075471698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979952830188679">
                <text:p>0.97995283018867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98191823899371">
                <text:p>0.89819182389937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96501572327044">
                <text:p>0.9650157232704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841784591194969">
                <text:p>0.84178459119496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85809748427673">
                <text:p>0.8580974842767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943003144654088">
                <text:p>0.94300314465408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83313679245283">
                <text:p>0.8331367924528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851808176100629">
                <text:p>0.85180817610062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720518867924528">
                <text:p>0.72051886792452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905463836477987">
                <text:p>0.90546383647798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956564465408805">
                <text:p>0.95656446540880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92688679245283">
                <text:p>0.9268867924528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931014150943396">
                <text:p>0.93101415094339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73584905660377">
                <text:p>0.77358490566037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92374213836478">
                <text:p>0.923742138364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928655660377358">
                <text:p>0.92865566037735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841784591194969">
                <text:p>0.84178459119496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925904088050314">
                <text:p>0.92590408805031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914308176100629">
                <text:p>0.91430817610062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922169811320755">
                <text:p>0.92216981132075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879323899371069">
                <text:p>0.87932389937106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98388364779874">
                <text:p>0.89838836477987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898191823899371">
                <text:p>0.89819182389937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893474842767296">
                <text:p>0.89347484276729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878341194968554">
                <text:p>0.87834119496855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75786163522013">
                <text:p>0.87578616352201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73231132075471">
                <text:p>0.87323113207547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859276729559748">
                <text:p>0.85927672955974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21737421383648">
                <text:p>0.82173742138364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84276729559748">
                <text:p>0.48427672955974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429834905660377">
                <text:p>0.42983490566037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553852201257862">
                <text:p>0.55385220125786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692610062893082">
                <text:p>0.69261006289308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714229559748428">
                <text:p>0.7142295597484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22169811320755">
                <text:p>0.4221698113207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605149371069182">
                <text:p>0.60514937106918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79913522012579">
                <text:p>0.3799135220125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82075471698113">
                <text:p>0.38207547169811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26611635220126">
                <text:p>0.72661163522012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694575471698113">
                <text:p>0.69457547169811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498427672955975">
                <text:p>0.4984276729559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59669811320755">
                <text:p>0.35966981132075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590998427672956">
                <text:p>0.5909984276729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6623427672956">
                <text:p>0.566234276729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86163522012579">
                <text:p>0.28616352201257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02869496855346">
                <text:p>0.3028694968553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374803459119497">
                <text:p>0.37480345911949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45125786163522">
                <text:p>0.34512578616352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507665094339623">
                <text:p>0.50766509433962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624213836477987">
                <text:p>0.62421383647798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605345911949686">
                <text:p>0.60534591194968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35809748427673">
                <text:p>0.3580974842767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630306603773585">
                <text:p>0.6303066037735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08529874213837">
                <text:p>0.70852987421383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658215408805031">
                <text:p>0.65821540880503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643278301886793">
                <text:p>0.64327830188679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404481132075472">
                <text:p>0.40448113207547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46187106918239">
                <text:p>0.461871069182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430817610062893">
                <text:p>0.43081761006289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21737421383648">
                <text:p>0.32173742138364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58922955974843">
                <text:p>0.4589229559748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211674528301887">
                <text:p>0.21167452830188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223466981132075">
                <text:p>0.2234669811320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84827044025157">
                <text:p>0.38482704402515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19772012578616">
                <text:p>0.31977201257861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499803459119497">
                <text:p>0.49980345911949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59080188679245">
                <text:p>0.35908018867924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382665094339623">
                <text:p>0.38266509433962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199292452830189">
                <text:p>0.19929245283018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25864779874214">
                <text:p>0.3258647798742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425314465408805">
                <text:p>0.42531446540880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274174528301887">
                <text:p>0.27417452830188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25373427672956">
                <text:p>0.2537342767295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398388364779874">
                <text:p>0.39838836477987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73388364779874">
                <text:p>0.27338836477987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51061320754717">
                <text:p>0.5106132075471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225825471698113">
                <text:p>0.22582547169811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568985849056604">
                <text:p>0.56898584905660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42963836477987">
                <text:p>0.34296383647798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507665094339623">
                <text:p>0.5076650943396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497051886792453">
                <text:p>0.49705188679245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44752358490566">
                <text:p>0.4475235849056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261792452830189">
                <text:p>0.2617924528301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03223270440252">
                <text:p>0.20322327044025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93081761006289">
                <text:p>0.39308176100628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13443396226415">
                <text:p>0.21344339622641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283411949685535">
                <text:p>0.2834119496855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251572327044025">
                <text:p>0.2515723270440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286163522012579">
                <text:p>0.28616352201257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49449685534591">
                <text:p>0.34944968553459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417649371069182">
                <text:p>0.41764937106918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83058176100629">
                <text:p>0.3830581761006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514937106918239">
                <text:p>0.51493710691823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27122641509434">
                <text:p>0.2712264150943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402712264150943">
                <text:p>0.4027122641509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433176100628931">
                <text:p>0.43317610062893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48997641509434">
                <text:p>0.4899764150943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470715408805031">
                <text:p>0.47071540880503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74606918238994">
                <text:p>0.3746069182389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03459119496855">
                <text:p>0.30345911949685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09158805031447">
                <text:p>0.30915880503144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03694968553459">
                <text:p>0.40369496855345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92099056603774">
                <text:p>0.39209905660377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85809748427673">
                <text:p>0.38580974842767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83058176100629">
                <text:p>0.38305817610062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74017295597484">
                <text:p>0.37401729559748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65959119496855">
                <text:p>0.3659591194968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54952830188679">
                <text:p>0.35495283018867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57311320754717">
                <text:p>0.35731132075471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54756289308176">
                <text:p>0.35475628930817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352397798742138">
                <text:p>0.35239779874213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48270440251572">
                <text:p>0.34827044025157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46108490566038">
                <text:p>0.34610849056603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42570754716981">
                <text:p>0.34257075471698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37657232704402">
                <text:p>0.33765723270440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334119496855346">
                <text:p>0.3341194968553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156643081761006">
                <text:p>0.15664308176100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29559748427673">
                <text:p>0.2955974842767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75550314465409">
                <text:p>0.27555031446540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154481132075472">
                <text:p>0.15448113207547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148191823899371">
                <text:p>0.14819182389937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134827044025157">
                <text:p>0.13482704402515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483490566037736">
                <text:p>0.048349056603773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459905660377359">
                <text:p>0.045990566037735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797955974842767">
                <text:p>0.079795597484276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88246855345912">
                <text:p>0.08824685534591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878537735849057">
                <text:p>0.087853773584905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864779874213837">
                <text:p>0.086477987421383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428459119496855">
                <text:p>0.042845911949685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426493710691824">
                <text:p>0.042649371069182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805817610062893">
                <text:p>0.080581761006289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80188679245283">
                <text:p>0.08018867924528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636792452830189">
                <text:p>0.063679245283018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744889937106918">
                <text:p>0.074488993710691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693789308176101">
                <text:p>0.06937893081761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756682389937107">
                <text:p>0.075668238993710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744889937106918">
                <text:p>0.074488993710691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74685534591195">
                <text:p>0.07468553459119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744889937106918">
                <text:p>0.074488993710691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662342767295598">
                <text:p>0.066234276729559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640723270440252">
                <text:p>0.064072327044025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670204402515723">
                <text:p>0.067020440251572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656446540880503">
                <text:p>0.065644654088050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65251572327044">
                <text:p>0.06525157232704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648584905660378">
                <text:p>0.064858490566037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619103773584906">
                <text:p>0.061910377358490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609276729559748">
                <text:p>0.060927672955974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581761006289308">
                <text:p>0.058176100628930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756289308176101">
                <text:p>0.75628930817610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757861635220126">
                <text:p>0.75786163522012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748624213836478">
                <text:p>0.74862421383647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76002358490566">
                <text:p>0.7600235849056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745479559748428">
                <text:p>0.74547955974842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754127358490566">
                <text:p>0.75412735849056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58647798742138">
                <text:p>0.75864779874213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751375786163522">
                <text:p>0.75137578616352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45479559748428">
                <text:p>0.74547955974842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745479559748428">
                <text:p>0.74547955974842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744496855345912">
                <text:p>0.7444968553459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754716981132076">
                <text:p>0.75471698113207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751179245283019">
                <text:p>0.75117924528301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75314465408805">
                <text:p>0.7531446540880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745872641509434">
                <text:p>0.74587264150943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754127358490566">
                <text:p>0.75412735849056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758647798742138">
                <text:p>0.75864779874213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751965408805031">
                <text:p>0.75196540880503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744300314465409">
                <text:p>0.74430031446540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747051886792453">
                <text:p>0.747051886792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